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5.8153in" table:align="left" style:writing-mode="lr-tb"/>
    </style:style>
    <style:style style:name="Tabela1.A" style:family="table-column">
      <style:table-column-properties style:column-width="0.9833in"/>
    </style:style>
    <style:style style:name="Tabela1.B" style:family="table-column">
      <style:table-column-properties style:column-width="3.8403in"/>
    </style:style>
    <style:style style:name="Tabela1.C" style:family="table-column">
      <style:table-column-properties style:column-width="0.9917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a2" style:family="table">
      <style:table-properties style:width="6.2944in" table:align="center" style:writing-mode="lr-tb"/>
    </style:style>
    <style:style style:name="Tabela2.A" style:family="table-column">
      <style:table-column-properties style:column-width="2.734in"/>
    </style:style>
    <style:style style:name="Tabela2.B" style:family="table-column">
      <style:table-column-properties style:column-width="3.5604in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3" style:family="table">
      <style:table-properties style:width="6.25in" fo:margin-left="-0.0785in" table:align="left" style:writing-mode="lr-tb"/>
    </style:style>
    <style:style style:name="Tabela3.A" style:family="table-column">
      <style:table-column-properties style:column-width="1.5792in"/>
    </style:style>
    <style:style style:name="Tabela3.B" style:family="table-column">
      <style:table-column-properties style:column-width="1.6458in"/>
    </style:style>
    <style:style style:name="Tabela3.C" style:family="table-column">
      <style:table-column-properties style:column-width="3.025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4" style:family="table">
      <style:table-properties style:width="5.909in" fo:margin-left="0.3229in" table:align="left" fo:keep-with-next="always" style:writing-mode="lr-tb"/>
    </style:style>
    <style:style style:name="Tabela4.A" style:family="table-column">
      <style:table-column-properties style:column-width="1.4458in"/>
    </style:style>
    <style:style style:name="Tabela4.B" style:family="table-column">
      <style:table-column-properties style:column-width="4.4632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4.A2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4.B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ela4.A13" style:family="table-cell">
      <style:table-cell-properties style:vertical-align="bottom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ela4.B13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6.2931in" fo:margin-left="0.0063in" table:align="left" fo:keep-with-next="always" style:writing-mode="lr-tb"/>
    </style:style>
    <style:style style:name="Tabela5.A" style:family="table-column">
      <style:table-column-properties style:column-width="1.2618in"/>
    </style:style>
    <style:style style:name="Tabela5.B" style:family="table-column">
      <style:table-column-properties style:column-width="2.459in"/>
    </style:style>
    <style:style style:name="Tabela5.C" style:family="table-column">
      <style:table-column-properties style:column-width="1.3403in"/>
    </style:style>
    <style:style style:name="Tabela5.D" style:family="table-column">
      <style:table-column-properties style:column-width="1.2319in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5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5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5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5.13" style:family="table-row">
      <style:table-row-properties style:min-row-height="0.5528in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150%"/>
      <style:text-properties fo:color="#1f497d" fo:font-style="italic" style:font-style-asian="italic"/>
    </style:style>
    <style:style style:name="P3" style:family="paragraph" style:parent-style-name="Standard">
      <style:paragraph-properties fo:line-height="150%" fo:text-align="justify" style:justify-single-word="false"/>
      <style:text-properties fo:color="#1f497d" fo:font-style="italic" style:font-style-asian="italic"/>
    </style:style>
    <style:style style:name="P4" style:family="paragraph" style:parent-style-name="Standard">
      <style:paragraph-properties fo:line-height="150%" fo:text-align="center" style:justify-single-word="false"/>
      <style:text-properties fo:color="#1f497d" fo:font-style="italic" style:font-style-asian="italic"/>
    </style:style>
    <style:style style:name="P5" style:family="paragraph" style:parent-style-name="Standard">
      <style:paragraph-properties fo:line-height="150%" fo:text-align="justify" style:justify-single-word="false"/>
      <style:text-properties fo:color="#1f497d" fo:font-style="italic" fo:background-color="#ffff66" style:font-style-asian="italic"/>
    </style:style>
    <style:style style:name="P6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28539c" officeooo:paragraph-rsid="0028539c" style:font-style-asian="normal" style:font-style-complex="normal"/>
    </style:style>
    <style:style style:name="P7" style:family="paragraph" style:parent-style-name="Standard">
      <style:paragraph-properties fo:line-height="100%" style:snap-to-layout-grid="false"/>
      <style:text-properties style:use-window-font-color="true" fo:font-style="normal" officeooo:rsid="0028539c" officeooo:paragraph-rsid="0028539c" style:font-style-asian="normal" style:font-style-complex="normal"/>
    </style:style>
    <style:style style:name="P8" style:family="paragraph" style:parent-style-name="Standard">
      <style:paragraph-properties fo:line-height="100%"/>
      <style:text-properties style:use-window-font-color="true" fo:font-style="normal" officeooo:rsid="0028539c" officeooo:paragraph-rsid="0028539c" style:font-style-asian="normal" style:font-style-complex="normal"/>
    </style:style>
    <style:style style:name="P9" style:family="paragraph" style:parent-style-name="Standard">
      <style:paragraph-properties fo:line-height="100%"/>
      <style:text-properties style:use-window-font-color="true" fo:font-style="normal" officeooo:rsid="002c1c82" officeooo:paragraph-rsid="002c1c82" style:font-style-asian="normal" style:font-style-complex="normal"/>
    </style:style>
    <style:style style:name="P10" style:family="paragraph" style:parent-style-name="Standard">
      <style:paragraph-properties fo:line-height="100%"/>
      <style:text-properties style:use-window-font-color="true" fo:font-style="normal" officeooo:rsid="002c2abb" officeooo:paragraph-rsid="002c2abb" style:font-style-asian="normal" style:font-style-complex="norm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2faa0e" officeooo:paragraph-rsid="002faa0e" style:font-style-asian="normal" style:font-style-complex="normal"/>
    </style:style>
    <style:style style:name="P12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2fd072" officeooo:paragraph-rsid="002fd072" style:font-style-asian="normal" style:font-style-complex="normal"/>
    </style:style>
    <style:style style:name="P13" style:family="paragraph" style:parent-style-name="Standard">
      <style:paragraph-properties fo:line-height="100%" style:snap-to-layout-grid="false"/>
      <style:text-properties style:use-window-font-color="true" fo:font-style="normal" officeooo:rsid="002fd072" style:font-style-asian="normal" style:font-style-complex="normal"/>
    </style:style>
    <style:style style:name="P14" style:family="paragraph" style:parent-style-name="Standard">
      <style:paragraph-properties fo:line-height="100%" style:snap-to-layout-grid="false"/>
      <style:text-properties style:use-window-font-color="true" fo:font-style="normal" officeooo:rsid="002fd072" officeooo:paragraph-rsid="002fd072" style:font-style-asian="normal" style:font-style-complex="normal"/>
    </style:style>
    <style:style style:name="P15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3159d8" officeooo:paragraph-rsid="003159d8" style:font-style-asian="normal" style:font-style-complex="normal"/>
    </style:style>
    <style:style style:name="P16" style:family="paragraph" style:parent-style-name="Standard">
      <style:paragraph-properties fo:line-height="100%" style:snap-to-layout-grid="false"/>
      <style:text-properties style:use-window-font-color="true" fo:font-style="normal" officeooo:rsid="00315fd2" officeooo:paragraph-rsid="00315fd2" style:font-style-asian="normal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use-window-font-color="true" fo:font-style="normal" officeooo:rsid="003a0794" officeooo:paragraph-rsid="003a3434" style:font-style-asian="normal" style:font-style-complex="normal"/>
    </style:style>
    <style:style style:name="P18" style:family="paragraph" style:parent-style-name="Standard">
      <style:paragraph-properties fo:line-height="150%"/>
      <style:text-properties style:use-window-font-color="true" fo:font-style="normal" style:font-style-asian="normal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use-window-font-color="true" fo:font-style="normal" style:font-style-asian="normal" style:font-style-complex="normal"/>
    </style:style>
    <style:style style:name="P21" style:family="paragraph" style:parent-style-name="Standard">
      <style:paragraph-properties fo:line-height="100%"/>
      <style:text-properties style:use-window-font-color="true" fo:font-style="normal" style:font-style-asian="normal" style:font-style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use-window-font-color="true" fo:font-style="normal" style:font-style-asian="normal" style:font-style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fo:font-style="normal" style:font-style-asian="normal" style:font-style-complex="normal"/>
    </style:style>
    <style:style style:name="P24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style:font-style-asian="normal" style:font-style-complex="normal"/>
    </style:style>
    <style:style style:name="P25" style:family="paragraph" style:parent-style-name="Standard">
      <style:paragraph-properties fo:line-height="100%" style:snap-to-layout-grid="false"/>
      <style:text-properties style:use-window-font-color="true" fo:font-style="normal" style:font-style-asian="normal" style:font-style-complex="normal"/>
    </style:style>
    <style:style style:name="P26" style:family="paragraph" style:parent-style-name="Standard">
      <style:paragraph-properties fo:line-height="100%"/>
      <style:text-properties style:use-window-font-color="true" fo:font-style="normal" officeooo:rsid="002994ad" style:font-style-asian="normal" style:font-style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fo:font-style="normal" officeooo:rsid="002d8973" officeooo:paragraph-rsid="002d8973" style:font-style-asian="normal" style:font-style-complex="normal"/>
    </style:style>
    <style:style style:name="P28" style:family="paragraph" style:parent-style-name="Standard">
      <style:paragraph-properties fo:line-height="100%" style:snap-to-layout-grid="false"/>
      <style:text-properties style:use-window-font-color="true" fo:font-style="normal" officeooo:rsid="007705c5" officeooo:paragraph-rsid="007705c5" style:font-style-asian="normal" style:font-style-complex="normal"/>
    </style:style>
    <style:style style:name="P29" style:family="paragraph" style:parent-style-name="Standard">
      <style:paragraph-properties fo:line-height="100%" style:snap-to-layout-grid="false"/>
      <style:text-properties style:use-window-font-color="true" fo:font-style="normal" officeooo:rsid="0077bdf2" officeooo:paragraph-rsid="0077bdf2" style:font-style-asian="normal" style:font-style-complex="normal"/>
    </style:style>
    <style:style style:name="P30" style:family="paragraph" style:parent-style-name="Standard">
      <style:paragraph-properties fo:line-height="100%" fo:text-align="center" style:justify-single-word="false" style:snap-to-layout-grid="false"/>
      <style:text-properties style:use-window-font-color="true" fo:font-style="normal" officeooo:rsid="0078f5ca" officeooo:paragraph-rsid="0078f5ca" style:font-style-asian="normal" style:font-style-complex="normal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line-height="100%"/>
      <style:text-properties style:use-window-font-color="true" fo:font-style="normal" fo:font-weight="bold" style:font-style-asian="normal" style:font-weight-asian="bold" style:font-style-complex="normal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fo:font-style="normal" fo:font-weight="bold" style:font-style-asian="normal" style:font-weight-asian="bold" style:font-style-complex="normal"/>
    </style:style>
    <style:style style:name="P34" style:family="paragraph" style:parent-style-name="Standard">
      <style:paragraph-properties fo:line-height="100%" fo:text-align="justify" style:justify-single-word="false"/>
      <style:text-properties style:use-window-font-color="true" fo:font-style="normal" fo:background-color="transparent" style:font-style-asian="normal" style:font-style-complex="normal"/>
    </style:style>
    <style:style style:name="P35" style:family="paragraph" style:parent-style-name="Standard">
      <style:paragraph-properties fo:line-height="150%"/>
      <style:text-properties fo:font-style="italic" style:font-style-asian="italic" style:font-style-complex="italic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50%" fo:text-align="center" style:justify-single-word="false"/>
    </style:style>
    <style:style style:name="P38" style:family="paragraph" style:parent-style-name="Standard">
      <style:paragraph-properties fo:line-height="150%" fo:text-align="center" style:justify-single-word="false" style:snap-to-layout-grid="false"/>
    </style:style>
    <style:style style:name="P39" style:family="paragraph" style:parent-style-name="Standard">
      <style:paragraph-properties fo:line-height="150%" style:snap-to-layout-grid="false"/>
    </style:style>
    <style:style style:name="P40" style:family="paragraph" style:parent-style-name="Standard">
      <style:paragraph-properties fo:line-height="150%" style:snap-to-layout-grid="false"/>
      <style:text-properties officeooo:paragraph-rsid="000e4446"/>
    </style:style>
    <style:style style:name="P41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/>
    </style:style>
    <style:style style:name="P42" style:family="paragraph" style:parent-style-name="Standard">
      <style:paragraph-properties fo:line-height="150%" fo:text-align="center" style:justify-single-word="false"/>
      <style:text-properties fo:font-size="20pt" fo:font-weight="bold" officeooo:rsid="000abf14" style:font-size-asian="20pt" style:font-weight-asian="bold"/>
    </style:style>
    <style:style style:name="P43" style:family="paragraph" style:parent-style-name="Standard">
      <style:paragraph-properties fo:line-height="150%" fo:text-align="center" style:justify-single-word="false" style:text-autospace="none"/>
      <style:text-properties fo:font-size="11pt" officeooo:rsid="000abf14" officeooo:paragraph-rsid="004d3be7" style:font-size-asian="11pt"/>
    </style:style>
    <style:style style:name="P44" style:family="paragraph" style:parent-style-name="Standard">
      <style:paragraph-properties fo:line-height="150%" fo:text-align="justify" style:justify-single-word="false" style:text-autospace="none"/>
      <style:text-properties fo:font-size="11pt" fo:font-weight="bold" style:font-size-asian="11pt" style:font-weight-asian="bold" style:font-weight-complex="bold"/>
    </style:style>
    <style:style style:name="P45" style:family="paragraph" style:parent-style-name="Standard">
      <style:paragraph-properties fo:line-height="100%" fo:text-align="justify" style:justify-single-word="false" style:text-autospace="none"/>
      <style:text-properties fo:font-size="11pt" fo:font-weight="bold" style:font-size-asian="11pt" style:font-weight-asian="bold" style:font-weight-complex="bold"/>
    </style:style>
    <style:style style:name="P46" style:family="paragraph" style:parent-style-name="Standard">
      <style:paragraph-properties fo:line-height="150%" style:snap-to-layout-grid="false"/>
      <style:text-properties officeooo:rsid="001042d0" officeooo:paragraph-rsid="001042d0"/>
    </style:style>
    <style:style style:name="P47" style:family="paragraph" style:parent-style-name="Standard">
      <style:paragraph-properties fo:line-height="100%"/>
      <style:text-properties fo:font-weight="bold" style:font-weight-asian="bold"/>
    </style:style>
    <style:style style:name="P48" style:family="paragraph" style:parent-style-name="Standard">
      <style:paragraph-properties fo:line-height="100%"/>
    </style:style>
    <style:style style:name="P49" style:family="paragraph" style:parent-style-name="Standard">
      <style:paragraph-properties fo:line-height="100%" fo:text-align="justify" style:justify-single-word="false"/>
    </style:style>
    <style:style style:name="P50" style:family="paragraph" style:parent-style-name="Standard">
      <style:paragraph-properties fo:line-height="150%" fo:text-align="justify" style:justify-single-word="false"/>
      <style:text-properties officeooo:rsid="00122c32" officeooo:paragraph-rsid="00122c32"/>
    </style:style>
    <style:style style:name="P51" style:family="paragraph" style:parent-style-name="Standard">
      <style:text-properties officeooo:rsid="00757e0e" officeooo:paragraph-rsid="00757e0e"/>
    </style:style>
    <style:style style:name="P52" style:family="paragraph" style:parent-style-name="Standard">
      <style:paragraph-properties fo:line-height="150%" style:snap-to-layout-grid="false"/>
      <style:text-properties officeooo:rsid="00816367" officeooo:paragraph-rsid="00816367" style:language-asian="ar" style:country-asian="SA"/>
    </style:style>
    <style:style style:name="P53" style:family="paragraph" style:parent-style-name="Standard">
      <style:paragraph-properties fo:line-height="150%" style:snap-to-layout-grid="false"/>
      <style:text-properties officeooo:rsid="0082348e" officeooo:paragraph-rsid="0082348e"/>
    </style:style>
    <style:style style:name="P54" style:family="paragraph" style:parent-style-name="Standard">
      <style:paragraph-properties fo:line-height="150%" style:snap-to-layout-grid="false"/>
      <style:text-properties officeooo:rsid="0082348e" officeooo:paragraph-rsid="0087ad2f"/>
    </style:style>
    <style:style style:name="P55" style:family="paragraph" style:parent-style-name="Standard">
      <style:paragraph-properties fo:line-height="150%" style:snap-to-layout-grid="false"/>
      <style:text-properties officeooo:rsid="0087ad2f" officeooo:paragraph-rsid="0087ad2f"/>
    </style:style>
    <style:style style:name="P56" style:family="paragraph" style:parent-style-name="Standard">
      <style:paragraph-properties fo:line-height="150%"/>
      <style:text-properties fo:language="en" fo:country="US" fo:font-style="italic" officeooo:paragraph-rsid="00905930" style:font-style-asian="italic" style:language-complex="ar" style:country-complex="SA" style:font-style-complex="italic"/>
    </style:style>
    <style:style style:name="P57" style:family="paragraph" style:parent-style-name="Standard">
      <style:paragraph-properties fo:line-height="150%"/>
      <style:text-properties fo:language="en" fo:country="US" fo:font-style="normal" officeooo:rsid="00905930" officeooo:paragraph-rsid="00905930" style:font-style-asian="normal" style:language-complex="ar" style:country-complex="SA" style:font-style-complex="normal"/>
    </style:style>
    <style:style style:name="P58" style:family="paragraph" style:parent-style-name="Standard">
      <style:paragraph-properties fo:line-height="150%"/>
      <style:text-properties fo:language="en" fo:country="US" fo:font-style="normal" officeooo:rsid="00935415" officeooo:paragraph-rsid="00935415" style:font-style-asian="normal" style:language-complex="ar" style:country-complex="SA" style:font-style-complex="normal"/>
    </style:style>
    <style:style style:name="P59" style:family="paragraph" style:parent-style-name="Standard">
      <style:paragraph-properties fo:line-height="150%"/>
      <style:text-properties officeooo:rsid="00905930" officeooo:paragraph-rsid="00905930"/>
    </style:style>
    <style:style style:name="P60" style:family="paragraph" style:parent-style-name="Standard">
      <style:paragraph-properties fo:line-height="150%" style:snap-to-layout-grid="false"/>
      <style:text-properties officeooo:rsid="0090eeb9" officeooo:paragraph-rsid="0090eeb9"/>
    </style:style>
    <style:style style:name="P61" style:family="paragraph" style:parent-style-name="Standard">
      <style:paragraph-properties fo:line-height="150%"/>
      <style:text-properties officeooo:rsid="00935415" officeooo:paragraph-rsid="00935415"/>
    </style:style>
    <style:style style:name="P62" style:family="paragraph" style:parent-style-name="Standard">
      <style:paragraph-properties fo:line-height="150%" style:snap-to-layout-grid="false"/>
      <style:text-properties officeooo:rsid="00941f32" officeooo:paragraph-rsid="00941f32"/>
    </style:style>
    <style:style style:name="P63" style:family="paragraph" style:parent-style-name="Standard">
      <style:paragraph-properties fo:line-height="150%" style:snap-to-layout-grid="false"/>
      <style:text-properties officeooo:rsid="0099718a" officeooo:paragraph-rsid="0099718a"/>
    </style:style>
    <style:style style:name="P64" style:family="paragraph" style:parent-style-name="Footer">
      <style:paragraph-properties fo:text-align="end" style:justify-single-word="false"/>
    </style:style>
    <style:style style:name="P65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use-window-font-color="true" fo:font-style="normal" style:font-style-asian="normal" style:font-style-complex="normal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use-window-font-color="true" fo:font-style="normal" officeooo:paragraph-rsid="001a463e" style:font-style-asian="normal" style:font-style-complex="normal"/>
    </style:style>
    <style:style style:name="P6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1f497d" fo:font-style="italic" style:font-style-asian="italic"/>
    </style:style>
    <style:style style:name="P6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fo:font-style="normal" style:font-style-asian="normal" style:font-style-complex="normal"/>
    </style:style>
    <style:style style:name="P69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use-window-font-color="true" fo:font-style="normal" style:font-style-asian="normal" style:font-style-complex="normal"/>
    </style:style>
    <style:style style:name="P7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fo:font-style="normal" fo:background-color="transparent" style:font-style-asian="normal" style:font-style-complex="normal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fo:font-style="normal" fo:font-weight="bold" fo:background-color="transparent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895270" officeooo:paragraph-rsid="00895270"/>
    </style:style>
    <style:style style:name="P7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bold" officeooo:rsid="00895270" officeooo:paragraph-rsid="00895270" style:font-weight-asian="bold" style:font-weight-complex="bold"/>
    </style:style>
    <style:style style:name="P74" style:family="paragraph" style:parent-style-name="Standard">
      <style:paragraph-properties fo:margin-left="0.4909in" fo:margin-right="0in" fo:line-height="150%" fo:text-align="justify" style:justify-single-word="false" fo:text-indent="0.0016in" style:auto-text-indent="false"/>
      <style:text-properties style:use-window-font-color="true" fo:font-style="normal" fo:background-color="transparent" style:font-style-asian="normal" style:font-style-complex="normal"/>
    </style:style>
    <style:style style:name="P75" style:family="paragraph" style:parent-style-name="Standard">
      <style:paragraph-properties fo:margin-left="0.4909in" fo:margin-right="0in" fo:line-height="150%" fo:text-align="justify" style:justify-single-word="false" fo:text-indent="0.0016in" style:auto-text-indent="false"/>
      <style:text-properties style:use-window-font-color="true" fo:font-style="normal" officeooo:rsid="00884fb0" fo:background-color="transparent" style:font-style-asian="normal" style:font-style-complex="normal"/>
    </style:style>
    <style:style style:name="P76" style:family="paragraph" style:parent-style-name="Standard">
      <style:paragraph-properties fo:margin-left="0.4909in" fo:margin-right="0in" fo:line-height="150%" fo:text-align="justify" style:justify-single-word="false" fo:text-indent="0.0016in" style:auto-text-indent="false"/>
      <style:text-properties style:use-window-font-color="true" fo:font-style="normal" style:font-style-asian="normal"/>
    </style:style>
    <style:style style:name="P77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style:use-window-font-color="true" fo:font-style="normal" style:font-style-asian="normal"/>
    </style:style>
    <style:style style:name="P78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officeooo:paragraph-rsid="0053c5b0"/>
    </style:style>
    <style:style style:name="P79" style:family="paragraph" style:parent-style-name="Standard">
      <style:paragraph-properties fo:margin-left="0.9925in" fo:margin-right="0in" fo:line-height="150%" fo:text-align="justify" style:justify-single-word="false" fo:text-indent="0in" style:auto-text-indent="false"/>
      <style:text-properties fo:color="#1f497d" fo:font-style="italic" officeooo:paragraph-rsid="003758f9" style:font-style-asian="italic"/>
    </style:style>
    <style:style style:name="P80" style:family="paragraph" style:parent-style-name="Standard">
      <style:paragraph-properties fo:line-height="150%" fo:text-align="justify" style:justify-single-word="false" fo:break-before="page" style:text-autospace="none"/>
      <style:text-properties fo:font-size="11pt" fo:font-weight="bold" officeooo:rsid="004eb801" officeooo:paragraph-rsid="004eb801" style:font-size-asian="11pt" style:font-weight-asian="bold" style:font-weight-complex="bold"/>
    </style:style>
    <style:style style:name="P81" style:family="paragraph" style:parent-style-name="Standard">
      <style:paragraph-properties fo:line-height="150%" fo:break-before="page"/>
    </style:style>
    <style:style style:name="P82" style:family="paragraph" style:parent-style-name="Standard">
      <style:paragraph-properties fo:margin-left="0in" fo:margin-right="0in" fo:line-height="150%" fo:text-indent="0.2992in" style:auto-text-indent="false"/>
      <style:text-properties fo:color="#1f497d" fo:font-style="italic" style:font-style-asian="italic"/>
    </style:style>
    <style:style style:name="P83" style:family="paragraph" style:parent-style-name="Standard">
      <style:paragraph-properties fo:margin-left="0in" fo:margin-right="0in" fo:line-height="150%" fo:text-align="justify" style:justify-single-word="false" fo:text-indent="0.2992in" style:auto-text-indent="false"/>
      <style:text-properties style:use-window-font-color="true" fo:font-style="normal" style:font-style-asian="normal" style:font-style-complex="normal"/>
    </style:style>
    <style:style style:name="P84" style:family="paragraph" style:parent-style-name="Standard">
      <style:paragraph-properties fo:margin-left="0in" fo:margin-right="0in" fo:line-height="150%" fo:text-align="justify" style:justify-single-word="false" fo:text-indent="0.2992in" style:auto-text-indent="false"/>
      <style:text-properties style:use-window-font-color="true" fo:font-style="normal" officeooo:rsid="005e09d1" officeooo:paragraph-rsid="005e09d1" style:font-style-asian="normal" style:font-style-complex="normal"/>
    </style:style>
    <style:style style:name="P85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style:use-window-font-color="true" fo:font-style="normal" style:font-style-asian="normal" style:font-style-complex="normal"/>
    </style:style>
    <style:style style:name="P86" style:family="paragraph" style:parent-style-name="Standard">
      <style:paragraph-properties fo:margin-left="0in" fo:margin-right="0.002in" fo:line-height="150%" fo:text-align="center" style:justify-single-word="false" fo:text-indent="0in" style:auto-text-indent="false">
        <style:tab-stops>
          <style:tab-stop style:position="6in"/>
        </style:tab-stops>
      </style:paragraph-properties>
    </style:style>
    <style:style style:name="P87" style:family="paragraph" style:parent-style-name="Intodru">
      <style:paragraph-properties fo:margin-left="0in" fo:margin-right="0.002in" fo:line-height="150%" fo:text-align="center" style:justify-single-word="false" fo:text-indent="0in" style:auto-text-indent="false">
        <style:tab-stops>
          <style:tab-stop style:position="6in"/>
        </style:tab-stops>
      </style:paragraph-properties>
      <style:text-properties fo:font-size="20pt" style:font-size-asian="20pt"/>
    </style:style>
    <style:style style:name="P88" style:family="paragraph" style:parent-style-name="Intodru">
      <style:paragraph-properties fo:margin-left="0in" fo:margin-right="0.002in" fo:line-height="150%" fo:text-align="center" style:justify-single-word="false" fo:text-indent="0in" style:auto-text-indent="false">
        <style:tab-stops>
          <style:tab-stop style:position="6in"/>
        </style:tab-stops>
      </style:paragraph-properties>
    </style:style>
    <style:style style:name="P89" style:family="paragraph" style:parent-style-name="Heading">
      <style:paragraph-properties fo:line-height="150%" fo:text-align="start" style:justify-single-word="false"/>
      <style:text-properties style:font-name="Times New Roman" style:font-name-complex="Times New Roman" style:font-size-complex="14pt"/>
    </style:style>
    <style:style style:name="P90" style:family="paragraph" style:parent-style-name="Contents_20_1">
      <style:paragraph-properties fo:line-height="100%">
        <style:tab-stops>
          <style:tab-stop style:position="0.3335in"/>
          <style:tab-stop style:position="6.1307in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 fo:line-height="100%">
        <style:tab-stops>
          <style:tab-stop style:position="0.8335in"/>
          <style:tab-stop style:position="6.1307in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 fo:line-height="100%">
        <style:tab-stops>
          <style:tab-stop style:position="0.6665in"/>
          <style:tab-stop style:position="6.1307in" style:type="right" style:leader-style="dotted" style:leader-text="."/>
        </style:tab-stops>
      </style:paragraph-properties>
    </style:style>
    <style:style style:name="P93" style:family="paragraph" style:parent-style-name="Table">
      <style:paragraph-properties fo:line-height="150%"/>
    </style:style>
    <style:style style:name="P94" style:family="paragraph" style:parent-style-name="Table">
      <style:paragraph-properties fo:text-align="center" style:justify-single-word="false"/>
    </style:style>
    <style:style style:name="P95" style:family="paragraph" style:parent-style-name="Heading_20_3">
      <style:paragraph-properties fo:line-height="150%"/>
    </style:style>
    <style:style style:name="P96" style:family="paragraph" style:parent-style-name="Heading_20_3">
      <style:paragraph-properties fo:margin-top="0.0835in" fo:margin-bottom="0.0835in" style:contextual-spacing="false" fo:line-height="150%"/>
    </style:style>
    <style:style style:name="P97" style:family="paragraph" style:parent-style-name="Heading_20_1">
      <style:paragraph-properties fo:line-height="150%"/>
    </style:style>
    <style:style style:name="P98" style:family="paragraph" style:parent-style-name="Heading_20_1">
      <style:paragraph-properties fo:line-height="150%" fo:break-before="page"/>
    </style:style>
    <style:style style:name="P99" style:family="paragraph" style:parent-style-name="Heading" style:master-page-name="Converter_20_1">
      <style:paragraph-properties fo:line-height="150%" fo:text-align="start" style:justify-single-word="false" style:page-number="auto"/>
      <style:text-properties style:font-name="Times New Roman" style:text-underline-style="none" style:font-name-complex="Times New Roman" style:font-size-complex="14pt"/>
    </style:style>
    <style:style style:name="P100" style:family="paragraph" style:parent-style-name="Heading_20_2">
      <style:paragraph-properties fo:line-height="150%"/>
    </style:style>
    <style:style style:name="P101" style:family="paragraph" style:parent-style-name="Heading_20_2">
      <style:paragraph-properties fo:line-height="150%" fo:break-before="page"/>
    </style:style>
    <style:style style:name="P102" style:family="paragraph" style:parent-style-name="Heading_20_2">
      <style:paragraph-properties fo:line-height="150%" fo:break-before="page"/>
      <style:text-properties officeooo:paragraph-rsid="004a88de"/>
    </style:style>
    <style:style style:name="P103" style:family="paragraph" style:parent-style-name="Text_20_body" style:list-style-name="L1">
      <style:paragraph-properties fo:line-height="150%" fo:text-align="justify" style:justify-single-word="false"/>
      <style:text-properties officeooo:paragraph-rsid="004beee3"/>
    </style:style>
    <style:style style:name="P104" style:family="paragraph" style:parent-style-name="Standard" style:list-style-name="WW8Num35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105" style:family="paragraph" style:parent-style-name="Standard" style:list-style-name="WW8Num35">
      <style:paragraph-properties fo:line-height="150%" fo:text-align="justify" style:justify-single-word="false"/>
      <style:text-properties style:use-window-font-color="true" fo:font-style="normal" officeooo:paragraph-rsid="001bad46" style:font-style-asian="normal" style:font-style-complex="normal"/>
    </style:style>
    <style:style style:name="P106" style:family="paragraph" style:parent-style-name="Standard" style:list-style-name="WW8Num24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107" style:family="paragraph" style:parent-style-name="Standard" style:list-style-name="WW8Num21">
      <style:paragraph-properties fo:line-height="150%" fo:text-align="justify" style:justify-single-word="false"/>
      <style:text-properties style:use-window-font-color="true" fo:font-style="normal" style:font-style-asian="normal" style:font-style-complex="normal"/>
    </style:style>
    <style:style style:name="P108" style:family="paragraph" style:parent-style-name="Standard" style:list-style-name="WW8Num35">
      <style:paragraph-properties fo:line-height="150%" fo:text-align="justify" style:justify-single-word="false"/>
      <style:text-properties style:use-window-font-color="true" fo:font-style="normal" officeooo:rsid="0021c134" officeooo:paragraph-rsid="0021c134" style:font-style-asian="normal" style:font-style-complex="normal"/>
    </style:style>
    <style:style style:name="P109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3ae768" officeooo:paragraph-rsid="003ae768" style:font-style-asian="normal" style:font-style-complex="normal"/>
    </style:style>
    <style:style style:name="P110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3d404d" officeooo:paragraph-rsid="003d404d" style:font-style-asian="normal" style:font-style-complex="normal"/>
    </style:style>
    <style:style style:name="P111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3df53a" officeooo:paragraph-rsid="003df53a" style:font-style-asian="normal" style:font-style-complex="normal"/>
    </style:style>
    <style:style style:name="P112" style:family="paragraph" style:parent-style-name="Standard" style:list-style-name="L1">
      <style:paragraph-properties fo:line-height="150%" fo:text-align="justify" style:justify-single-word="false"/>
      <style:text-properties style:use-window-font-color="true" fo:font-style="normal" officeooo:rsid="0045db85" officeooo:paragraph-rsid="0045db85" style:font-style-asian="normal" style:font-style-complex="normal"/>
    </style:style>
    <style:style style:name="P113" style:family="paragraph" style:parent-style-name="Standard" style:list-style-name="L1">
      <style:paragraph-properties fo:line-height="150%" fo:text-align="justify" style:justify-single-word="false"/>
    </style:style>
    <style:style style:name="P114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0pt" fo:font-weight="bold" style:font-size-asian="20pt" style:font-weight-asian="bold"/>
    </style:style>
    <style:style style:name="T1" style:family="text">
      <style:text-properties officeooo:rsid="000abf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9fb83" style:font-weight-asian="bold" style:font-weight-complex="bold"/>
    </style:style>
    <style:style style:name="T4" style:family="text">
      <style:text-properties fo:language="pt" fo:country="BR"/>
    </style:style>
    <style:style style:name="T5" style:family="text">
      <style:text-properties fo:language="pt" fo:country="BR" style:language-asian="pt" style:country-asian="BR"/>
    </style:style>
    <style:style style:name="T6" style:family="text">
      <style:text-properties style:font-name="Calibri" fo:font-size="11pt" fo:language="pt" fo:country="BR" style:font-size-asian="11pt" style:language-asian="pt" style:country-asian="BR" style:font-name-complex="Calibri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bad46" style:font-style-asian="italic" style:font-style-complex="italic"/>
    </style:style>
    <style:style style:name="T9" style:family="text">
      <style:text-properties officeooo:rsid="00122c32"/>
    </style:style>
    <style:style style:name="T10" style:family="text">
      <style:text-properties officeooo:rsid="001bad46"/>
    </style:style>
    <style:style style:name="T11" style:family="text">
      <style:text-properties officeooo:rsid="001bda2b"/>
    </style:style>
    <style:style style:name="T12" style:family="text">
      <style:text-properties officeooo:rsid="002058f8"/>
    </style:style>
    <style:style style:name="T13" style:family="text">
      <style:text-properties officeooo:rsid="0022b692"/>
    </style:style>
    <style:style style:name="T14" style:family="text">
      <style:text-properties officeooo:rsid="0028539c"/>
    </style:style>
    <style:style style:name="T15" style:family="text">
      <style:text-properties officeooo:rsid="002a2cb6"/>
    </style:style>
    <style:style style:name="T16" style:family="text">
      <style:text-properties officeooo:rsid="002d8973"/>
    </style:style>
    <style:style style:name="T17" style:family="text">
      <style:text-properties officeooo:rsid="002fd072"/>
    </style:style>
    <style:style style:name="T18" style:family="text">
      <style:text-properties officeooo:rsid="00320a06"/>
    </style:style>
    <style:style style:name="T19" style:family="text">
      <style:text-properties fo:language="en" fo:country="US" style:language-complex="ar" style:country-complex="SA"/>
    </style:style>
    <style:style style:name="T20" style:family="text">
      <style:text-properties fo:language="en" fo:country="US" fo:font-style="italic" style:font-style-asian="italic" style:language-complex="ar" style:country-complex="SA" style:font-style-complex="italic"/>
    </style:style>
    <style:style style:name="T21" style:family="text">
      <style:text-properties style:use-window-font-color="true" fo:font-style="normal" officeooo:rsid="003a0794" style:font-style-asian="normal" style:font-style-complex="normal"/>
    </style:style>
    <style:style style:name="T22" style:family="text">
      <style:text-properties style:use-window-font-color="true" fo:font-style="normal" officeooo:rsid="003a3434" style:font-style-asian="normal" style:font-style-complex="normal"/>
    </style:style>
    <style:style style:name="T23" style:family="text">
      <style:text-properties style:use-window-font-color="true" fo:font-style="normal" officeooo:rsid="0053c5b0" style:font-style-asian="normal" style:font-style-complex="normal"/>
    </style:style>
    <style:style style:name="T24" style:family="text">
      <style:text-properties style:use-window-font-color="true" fo:font-style="normal" fo:font-weight="bold" officeooo:rsid="003a3434" style:font-style-asian="normal" style:font-weight-asian="bold" style:font-style-complex="normal" style:font-weight-complex="bold"/>
    </style:style>
    <style:style style:name="T25" style:family="text">
      <style:text-properties officeooo:rsid="003bf943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3bf943"/>
    </style:style>
    <style:style style:name="T28" style:family="text">
      <style:text-properties style:text-underline-style="solid" style:text-underline-width="auto" style:text-underline-color="font-color" officeooo:rsid="00428d69"/>
    </style:style>
    <style:style style:name="T29" style:family="text">
      <style:text-properties style:text-underline-style="solid" style:text-underline-width="auto" style:text-underline-color="font-color" officeooo:rsid="0045db85"/>
    </style:style>
    <style:style style:name="T30" style:family="text">
      <style:text-properties style:text-underline-style="solid" style:text-underline-width="auto" style:text-underline-color="font-color" officeooo:rsid="00469092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3faa51"/>
    </style:style>
    <style:style style:name="T33" style:family="text">
      <style:text-properties style:text-underline-style="none" officeooo:rsid="0040d534"/>
    </style:style>
    <style:style style:name="T34" style:family="text">
      <style:text-properties style:text-underline-style="none" officeooo:rsid="00428d69"/>
    </style:style>
    <style:style style:name="T35" style:family="text">
      <style:text-properties officeooo:rsid="00476b4d"/>
    </style:style>
    <style:style style:name="T36" style:family="text">
      <style:text-properties officeooo:rsid="0048d7fd"/>
    </style:style>
    <style:style style:name="T37" style:family="text">
      <style:text-properties officeooo:rsid="004d3be7"/>
    </style:style>
    <style:style style:name="T38" style:family="text">
      <style:text-properties officeooo:rsid="00662a5d"/>
    </style:style>
    <style:style style:name="T39" style:family="text">
      <style:text-properties fo:background-color="transparent" loext:char-shading-value="0" style:font-style-complex="normal"/>
    </style:style>
    <style:style style:name="T40" style:family="text">
      <style:text-properties officeooo:rsid="00270a15" fo:background-color="transparent" loext:char-shading-value="0" style:font-style-complex="normal"/>
    </style:style>
    <style:style style:name="T41" style:family="text">
      <style:text-properties officeooo:rsid="00884fb0" fo:background-color="transparent" loext:char-shading-value="0" style:font-style-complex="normal"/>
    </style:style>
    <style:style style:name="T42" style:family="text">
      <style:text-properties officeooo:rsid="00729f10"/>
    </style:style>
    <style:style style:name="T43" style:family="text">
      <style:text-properties officeooo:rsid="0077bdf2"/>
    </style:style>
    <style:style style:name="T44" style:family="text">
      <style:text-properties officeooo:rsid="0082348e"/>
    </style:style>
    <style:style style:name="T45" style:family="text">
      <style:text-properties officeooo:rsid="00884fb0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99fb83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9fb83" style:font-style-asian="normal" style:font-weight-asian="normal" style:font-style-complex="normal" style:font-weight-complex="normal"/>
    </style:style>
    <style:style style:name="T50" style:family="text">
      <style:text-properties officeooo:rsid="0095da3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/>
      <text:p text:style-name="P41"/>
      <text:p text:style-name="P41"/>
      <text:p text:style-name="P41"/>
      <text:p text:style-name="P41"/>
      <text:p text:style-name="P41"/>
      <text:p text:style-name="P42">Infosaúde – Atendimento e Clínico</text:p>
      <text:p text:style-name="P41">Plano de Gerência de Configuração</text:p>
      <text:p text:style-name="P87"/>
      <text:p text:style-name="P87"/>
      <text:p text:style-name="P87"/>
      <text:p text:style-name="P88"/>
      <text:p text:style-name="P86"/>
      <text:p text:style-name="P88"/>
      <text:p text:style-name="P88"/>
      <text:p text:style-name="P88"/>
      <text:p text:style-name="P86"/>
      <text:p text:style-name="P43">Monteiro</text:p>
      <text:p text:style-name="P43"><text:span text:style-name="T37">Abril</text:span> 2015</text:p>
      <text:p text:style-name="P99">Revisões</text:p>
      <text:p text:style-name="P89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8"><text:span text:style-name="Emphasis"><text:span text:style-name="T2">Data</text:span></text:span></text:p>
          </table:table-cell>
          <table:table-cell table:style-name="Tabela1.A1" office:value-type="string">
            <text:p text:style-name="P38"><text:span text:style-name="Emphasis"><text:span text:style-name="T2">Descrição</text:span></text:span></text:p>
          </table:table-cell>
          <table:table-cell table:style-name="Tabela1.C1" office:value-type="string">
            <text:p text:style-name="P38"><text:span text:style-name="Emphasis"><text:span text:style-name="T2">Autor</text:span></text:span></text:p>
          </table:table-cell>
        </table:table-row>
        <table:table-row table:style-name="Tabela1.1">
          <table:table-cell table:style-name="Tabela1.A1" office:value-type="string">
            <text:p text:style-name="P40"><text:span text:style-name="Emphasis"><text:span text:style-name="T44">05-04-2015</text:span></text:span></text:p>
          </table:table-cell>
          <table:table-cell table:style-name="Tabela1.A1" office:value-type="string">
            <text:p text:style-name="P52">Criação do documento</text:p>
          </table:table-cell>
          <table:table-cell table:style-name="Tabela1.C1" office:value-type="string">
            <text:p text:style-name="P46">Cássio</text:p>
          </table:table-cell>
        </table:table-row>
        <table:table-row table:style-name="Tabela1.1">
          <table:table-cell table:style-name="Tabela1.A1" office:value-type="string">
            <text:p text:style-name="P53">10-04-2015</text:p>
          </table:table-cell>
          <table:table-cell table:style-name="Tabela1.A1" office:value-type="string">
            <text:p text:style-name="P53">Apresentação de versão quase pronta</text:p>
          </table:table-cell>
          <table:table-cell table:style-name="Tabela1.C1" office:value-type="string">
            <text:p text:style-name="P53">Cássio</text:p>
          </table:table-cell>
        </table:table-row>
        <table:table-row table:style-name="Tabela1.1">
          <table:table-cell table:style-name="Tabela1.A1" office:value-type="string">
            <text:p text:style-name="P55">23-04-2015</text:p>
          </table:table-cell>
          <table:table-cell table:style-name="Tabela1.A1" office:value-type="string">
            <text:p text:style-name="P55">Alterações na estrutura de Branch e de repositório</text:p>
          </table:table-cell>
          <table:table-cell table:style-name="Tabela1.C1" office:value-type="string">
            <text:p text:style-name="P54">Cássio</text:p>
          </table:table-cell>
        </table:table-row>
        <table:table-row table:style-name="Tabela1.1">
          <table:table-cell table:style-name="Tabela1.A1" office:value-type="string">
            <text:p text:style-name="P60">06-05-2015</text:p>
          </table:table-cell>
          <table:table-cell table:style-name="Tabela1.A1" office:value-type="string">
            <text:p text:style-name="P62">Edição na identificação de documentos</text:p>
          </table:table-cell>
          <table:table-cell table:style-name="Tabela1.C1" office:value-type="string">
            <text:p text:style-name="P60">Elisângela</text:p>
          </table:table-cell>
        </table:table-row>
        <table:table-row table:style-name="Tabela1.1">
          <table:table-cell table:style-name="Tabela1.A1" office:value-type="string">
            <text:p text:style-name="P63">28-05-2015</text:p>
          </table:table-cell>
          <table:table-cell table:style-name="Tabela1.A1" office:value-type="string">
            <text:p text:style-name="P63">Alteração da estratégia de branch</text:p>
          </table:table-cell>
          <table:table-cell table:style-name="Tabela1.C1" office:value-type="string">
            <text:p text:style-name="P63">Cássio</text:p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/>
          </table:table-cell>
          <table:table-cell table:style-name="Tabela1.C1" office:value-type="string">
            <text:p text:style-name="P39"/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/>
          </table:table-cell>
          <table:table-cell table:style-name="Tabela1.C1" office:value-type="string">
            <text:p text:style-name="P39"/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/>
          </table:table-cell>
          <table:table-cell table:style-name="Tabela1.C1" office:value-type="string">
            <text:p text:style-name="P39"/>
          </table:table-cell>
        </table:table-row>
        <table:table-row table:style-name="Tabela1.1">
          <table:table-cell table:style-name="Tabela1.A1" office:value-type="string">
            <text:p text:style-name="P39"/>
          </table:table-cell>
          <table:table-cell table:style-name="Tabela1.A1" office:value-type="string">
            <text:p text:style-name="P39"/>
          </table:table-cell>
          <table:table-cell table:style-name="Tabela1.C1" office:value-type="string">
            <text:p text:style-name="P39"/>
          </table:table-cell>
        </table:table-row>
      </table:table>
      <text:p text:style-name="P44"/>
      <text:p text:style-name="P80">SUMÁRIO</text:p>
      <text:p text:style-name="P44"/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90"><text:a xlink:type="simple" xlink:href="#__RefHeading___Toc413326730"><text:span text:style-name="T5">1</text:span></text:a><text:a xlink:type="simple" xlink:href="#__RefHeading___Toc413326730"><text:span text:style-name="T6"><text:tab/></text:span></text:a><text:a xlink:type="simple" xlink:href="#__RefHeading___Toc413326730"><text:span text:style-name="T5">Introdução<text:tab/>4</text:span></text:a></text:p>
          <text:p text:style-name="P92"><text:a xlink:type="simple" xlink:href="#__RefHeading___Toc413326731"><text:span text:style-name="T5">1.1</text:span></text:a><text:a xlink:type="simple" xlink:href="#__RefHeading___Toc413326731"><text:span text:style-name="T6"><text:tab/></text:span></text:a><text:a xlink:type="simple" xlink:href="#__RefHeading___Toc413326731"><text:span text:style-name="T5">Objetivos<text:tab/>4</text:span></text:a></text:p>
          <text:p text:style-name="P91"><text:a xlink:type="simple" xlink:href="#__RefHeading___Toc413326732"><text:span text:style-name="T5">1.1.1</text:span></text:a><text:a xlink:type="simple" xlink:href="#__RefHeading___Toc413326732"><text:span text:style-name="T6"><text:tab/></text:span></text:a><text:a xlink:type="simple" xlink:href="#__RefHeading___Toc413326732"><text:span text:style-name="T5">Organização do Documento<text:tab/>4</text:span></text:a></text:p>
          <text:p text:style-name="P90"><text:a xlink:type="simple" xlink:href="#__RefHeading___Toc413326733"><text:span text:style-name="T5">2</text:span></text:a><text:a xlink:type="simple" xlink:href="#__RefHeading___Toc413326733"><text:span text:style-name="T6"><text:tab/></text:span></text:a><text:a xlink:type="simple" xlink:href="#__RefHeading___Toc413326733"><text:span text:style-name="T5">Papeis e Responsabilidades<text:tab/>4</text:span></text:a></text:p>
          <text:p text:style-name="P90"><text:a xlink:type="simple" xlink:href="#__RefHeading___Toc413326734"><text:span text:style-name="T5">3</text:span></text:a><text:a xlink:type="simple" xlink:href="#__RefHeading___Toc413326734"><text:span text:style-name="T6"><text:tab/></text:span></text:a><text:a xlink:type="simple" xlink:href="#__RefHeading___Toc413326734"><text:span text:style-name="T5">Plano de Configuração<text:tab/>4</text:span></text:a></text:p>
          <text:p text:style-name="P92"><text:a xlink:type="simple" xlink:href="#__RefHeading___Toc413326735"><text:span text:style-name="T5">3.1</text:span></text:a><text:a xlink:type="simple" xlink:href="#__RefHeading___Toc413326735"><text:span text:style-name="T6"><text:tab/></text:span></text:a><text:a xlink:type="simple" xlink:href="#__RefHeading___Toc413326735"><text:span text:style-name="T5">Controle de Configuração<text:tab/>4</text:span></text:a></text:p>
          <text:p text:style-name="P91"><text:a xlink:type="simple" xlink:href="#__RefHeading___Toc413326736"><text:span text:style-name="T5">3.1.1</text:span></text:a><text:a xlink:type="simple" xlink:href="#__RefHeading___Toc413326736"><text:span text:style-name="T6"><text:tab/></text:span></text:a><text:a xlink:type="simple" xlink:href="#__RefHeading___Toc413326736"><text:span text:style-name="T5">Estrutura do Repositório de Gerência de Configuração<text:tab/>5</text:span></text:a></text:p>
          <text:p text:style-name="P90"><text:a xlink:type="simple" xlink:href="#__RefHeading___Toc413326737"><text:span text:style-name="T5">4</text:span></text:a><text:a xlink:type="simple" xlink:href="#__RefHeading___Toc413326737"><text:span text:style-name="T6"><text:tab/></text:span></text:a><text:a xlink:type="simple" xlink:href="#__RefHeading___Toc413326737"><text:span text:style-name="T5">Métodos de Identificação<text:tab/>6</text:span></text:a></text:p>
          <text:p text:style-name="P92"><text:a xlink:type="simple" xlink:href="#__RefHeading___Toc413326738"><text:span text:style-name="T5">4.1</text:span></text:a><text:a xlink:type="simple" xlink:href="#__RefHeading___Toc413326738"><text:span text:style-name="T6"><text:tab/></text:span></text:a><text:a xlink:type="simple" xlink:href="#__RefHeading___Toc413326738"><text:span text:style-name="T5">Documentos<text:tab/>6</text:span></text:a></text:p>
          <text:p text:style-name="P92"><text:a xlink:type="simple" xlink:href="#__RefHeading___Toc413326739"><text:span text:style-name="T5">4.2</text:span></text:a><text:a xlink:type="simple" xlink:href="#__RefHeading___Toc413326739"><text:span text:style-name="T6"><text:tab/></text:span></text:a><text:a xlink:type="simple" xlink:href="#__RefHeading___Toc413326739"><text:span text:style-name="T5">Versionamento<text:tab/>7</text:span></text:a></text:p>
          <text:p text:style-name="P92"><text:a xlink:type="simple" xlink:href="#__RefHeading___Toc413326740"><text:span text:style-name="T5">4.3</text:span></text:a><text:a xlink:type="simple" xlink:href="#__RefHeading___Toc413326740"><text:span text:style-name="T6"><text:tab/></text:span></text:a><text:a xlink:type="simple" xlink:href="#__RefHeading___Toc413326740"><text:span text:style-name="T5">Baselines e Releases<text:tab/>7</text:span></text:a></text:p>
          <text:p text:style-name="P90"><text:a xlink:type="simple" xlink:href="#__RefHeading___Toc413326741"><text:span text:style-name="T5">5</text:span></text:a><text:a xlink:type="simple" xlink:href="#__RefHeading___Toc413326741"><text:span text:style-name="T6"><text:tab/></text:span></text:a><text:a xlink:type="simple" xlink:href="#__RefHeading___Toc413326741"><text:span text:style-name="T5">Ambiente, Ferramentas e Infra-estrutura<text:tab/>7</text:span></text:a></text:p>
          <text:p text:style-name="P92"><text:a xlink:type="simple" xlink:href="#__RefHeading___Toc413326742"><text:span text:style-name="T5">5.1</text:span></text:a><text:a xlink:type="simple" xlink:href="#__RefHeading___Toc413326742"><text:span text:style-name="T6"><text:tab/></text:span></text:a><text:a xlink:type="simple" xlink:href="#__RefHeading___Toc413326742"><text:span text:style-name="T5">Plano de Software<text:tab/>7</text:span></text:a></text:p>
          <text:p text:style-name="P90"><text:a xlink:type="simple" xlink:href="#__RefHeading___Toc413326743"><text:span text:style-name="T5">6</text:span></text:a><text:a xlink:type="simple" xlink:href="#__RefHeading___Toc413326743"><text:span text:style-name="T6"><text:tab/></text:span></text:a><text:a xlink:type="simple" xlink:href="#__RefHeading___Toc413326743"><text:span text:style-name="T5">Estrutura de Branches do Projeto<text:tab/>8</text:span></text:a></text:p>
        </text:index-body>
      </text:table-of-content>
      <text:p text:style-name="P45"/>
      <text:list xml:id="list4124492522197071973" text:style-name="WW8Num34">
        <text:list-item>
          <text:h text:style-name="P98" text:outline-level="1"><text:bookmark-start text:name="__RefHeading___Toc413326730"/>Introdução<text:bookmark-end text:name="__RefHeading___Toc413326730"/></text:h>
        </text:list-item>
      </text:list>
      <text:p text:style-name="P50"><text:tab/>Este documento descreve o Plano de Gerência de Configuração para o projeto de desenvolvimento do sistema Infosaúde: atendimento e clínico.</text:p>
      <text:p text:style-name="P36"/>
      <text:list xml:id="list32760172977117" text:continue-numbering="true" text:style-name="WW8Num34">
        <text:list-item>
          <text:list>
            <text:list-item>
              <text:h text:style-name="P100" text:outline-level="2"><text:bookmark-start text:name="__RefHeading___Toc413326731"/>Objetivos<text:bookmark-end text:name="__RefHeading___Toc413326731"/></text:h>
            </text:list-item>
          </text:list>
        </text:list-item>
      </text:list>
      <text:p text:style-name="P66">O presente documento tem por objetivo apresentar a organização, nomenclatura e regras de versionamento para a gerência de configuração do projeto de desenvolvimento do sistema <text:s/><text:span text:style-name="T9">Infosaúde: atendimento e clínico.</text:span></text:p>
      <text:p text:style-name="P65">Este plano é destinado a todos os integrantes da equipe responsável pelo o desenvolvimento do sistema.</text:p>
      <text:p text:style-name="P65"/>
      <text:list xml:id="list32759352525350" text:continue-numbering="true" text:style-name="WW8Num34">
        <text:list-item>
          <text:list>
            <text:list-item>
              <text:list>
                <text:list-item>
                  <text:h text:style-name="P96" text:outline-level="3"><text:bookmark-start text:name="__RefHeading___Toc413326732"/>Organização do Documento<text:bookmark-end text:name="__RefHeading___Toc413326732"/></text:h>
                </text:list-item>
              </text:list>
            </text:list-item>
          </text:list>
        </text:list-item>
      </text:list>
      <text:p text:style-name="P65">Nesta seção deve ser descrita a estrutura do documento, conforme exemplo abaixo:</text:p>
      <text:p text:style-name="P65">As seções <text:span text:style-name="T12">subsequentes</text:span> deste documento estão assim organizadas: </text:p>
      <text:list xml:id="list5868344031570011903" text:style-name="WW8Num35">
        <text:list-item>
          <text:p text:style-name="P104"><text:span text:style-name="T10">Na </text:span>Seção 2, são descrito os papeis e responsabilidades da gerência de configuração; </text:p>
        </text:list-item>
        <text:list-item>
          <text:p text:style-name="P104"><text:span text:style-name="T10">Na </text:span>Seção 3 é apresenta o plano de configuração onde é definido a estrutura do armazenamento, as configurações bases do projeto, o controle de configuração e as políticas de segurança e acesso aos itens de configuração; </text:p>
        </text:list-item>
        <text:list-item>
          <text:p text:style-name="P105"><text:span text:style-name="T10">Na </text:span>Seção <text:span text:style-name="T10">4 é apresentada a forma como todos os documentos utilizados no projeto devem ser identificados, formas de versionamento e nomenclatura das </text:span><text:span text:style-name="T8">baselines</text:span><text:span text:style-name="T10"> e </text:span><text:span text:style-name="T8">releases</text:span><text:span text:style-name="T10"> geradas.</text:span></text:p>
        </text:list-item>
        <text:list-item>
          <text:p text:style-name="P105"><text:s/><text:span text:style-name="T11">Na seção 5 são definidas as ferramentas e o ambiente de desenvolvimento do projeto. </text:span></text:p>
        </text:list-item>
        <text:list-item>
          <text:p text:style-name="P108">Na seção 6 é definida a estratégia de organização dos <text:span text:style-name="T7">branches.</text:span></text:p>
        </text:list-item>
      </text:list>
      <text:list xml:id="list32760585035164" text:continue-list="list32759352525350" text:style-name="WW8Num34">
        <text:list-item>
          <text:h text:style-name="P98" text:outline-level="1"><text:bookmark-start text:name="__RefHeading___Toc413326733"/>Papeis e Responsabilidades<text:bookmark-end text:name="__RefHeading___Toc413326733"/></text:h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7">Papel</text:p>
          </table:table-cell>
          <table:table-cell table:style-name="Tabela2.B1" office:value-type="string">
            <text:p text:style-name="P47">Responsabilidade</text:p>
          </table:table-cell>
        </table:table-row>
        <table:table-row table:style-name="Tabela2.1">
          <table:table-cell table:style-name="Tabela2.A1" office:value-type="string">
            <text:p text:style-name="P48">Gerente de Desenvolvimento (GD)</text:p>
          </table:table-cell>
          <table:table-cell table:style-name="Tabela2.B1" office:value-type="string">
            <text:p text:style-name="P49">Juntamente com a CCM receber, analisar e aprovar os PFM.</text:p>
          </table:table-cell>
        </table:table-row>
        <table:table-row table:style-name="Tabela2.1">
          <table:table-cell table:style-name="Tabela2.A1" office:value-type="string">
            <text:p text:style-name="P48">Líder de Projeto (LP)</text:p>
          </table:table-cell>
          <table:table-cell table:style-name="Tabela2.B1" office:value-type="string">
            <text:p text:style-name="P49">Planejar as atividades de GC juntamente com o Responsável pela Configuração, designar executante, finalizar SM, autorizar a criação das configurações bases conforme descrito na seção Plano de Configuração.</text:p>
          </table:table-cell>
        </table:table-row>
        <table:table-row table:style-name="Tabela2.1">
          <table:table-cell table:style-name="Tabela2.A1" office:value-type="string">
            <text:p text:style-name="P48">Responsável pela Configuração (RC)</text:p>
          </table:table-cell>
          <table:table-cell table:style-name="Tabela2.B1" office:value-type="string">
            <text:p text:style-name="P49">Criar e manter <text:span text:style-name="T13">infraestrutura</text:span> corporativa (servidores) de GC; Implementar as políticas de Controle de Acesso ao ambiente de GC, Realizar os backups dos repositório de configuração dos projetos</text:p>
          </table:table-cell>
        </table:table-row>
      </table:table>
      <text:list xml:id="list32760764181838" text:continue-numbering="true" text:style-name="WW8Num34">
        <text:list-item>
          <text:h text:style-name="P97" text:outline-level="1"><text:bookmark-start text:name="__RefHeading___Toc413326734"/><text:soft-page-break/>Plano de Configuração<text:bookmark-end text:name="__RefHeading___Toc413326734"/></text:h>
          <text:list>
            <text:list-item>
              <text:h text:style-name="P100" text:outline-level="2"><text:bookmark-start text:name="__RefHeading___Toc413326735"/>Controle de Configuração<text:bookmark-end text:name="__RefHeading___Toc413326735"/></text:h>
            </text:list-item>
          </text:list>
        </text:list-item>
      </text:list>
      <text:p text:style-name="P84">O controle de configuração será feito através da ferramenta git e gerenciada pelo servidor de repositório de código Github.</text:p>
      <text:list xml:id="list32759278145871" text:continue-numbering="true" text:style-name="WW8Num34">
        <text:list-item>
          <text:list>
            <text:list-item>
              <text:list>
                <text:list-item>
                  <text:h text:style-name="P95" text:outline-level="3"><text:bookmark-start text:name="__RefHeading___Toc413326736"/>Estrutura do Repositório de Gerência de Configuração<text:bookmark-end text:name="__RefHeading___Toc413326736"/></text:h>
                </text:list-item>
              </text:list>
            </text:list-item>
          </text:list>
        </text:list-item>
      </text:list>
      <text:p text:style-name="P68">A seguir será apresenta a estrutura definida para armazenamento dos artefatos do projeto no repositório.</text:p>
      <text:p text:style-name="P67"/>
      <text:p text:style-name="P71">Respositório</text:p>
      <text:p text:style-name="P70">+-<text:span text:style-name="T45">SISTEMA</text:span></text:p>
      <text:p text:style-name="P70">| <text:s/>+-000-<text:span text:style-name="T45">REQUISITOS</text:span></text:p>
      <text:p text:style-name="P70">| <text:s/>+-001-<text:span text:style-name="T45">ANALISE_E_PROJETO</text:span></text:p>
      <text:p text:style-name="P70">| <text:s/>+-<text:bookmark-start text:name="__DdeLink__1175_1680198439"/>002-<text:bookmark-end text:name="__DdeLink__1175_1680198439"/><text:span text:style-name="T45">IMPLEMENTACAO</text:span></text:p>
      <text:p text:style-name="P70">| <text:s/>+-003-<text:span text:style-name="T45">TESTE</text:span></text:p>
      <text:p text:style-name="P70">| <text:s/>+-004-<text:span text:style-name="T45">GERENCIA_DE_CONFIGURACAO</text:span></text:p>
      <text:p text:style-name="P70">+-<text:span text:style-name="T45">PROJETO-INFOSAUDEAC</text:span></text:p>
      <text:p text:style-name="P74">| <text:s/>+-000-<text:span text:style-name="T45">GERENCIA_DE_PROJETO</text:span></text:p>
      <text:p text:style-name="P76"><text:span text:style-name="T39">| <text:s/>+-002-</text:span><text:span text:style-name="T41">ACOMPANHAMENTO</text:span></text:p>
      <text:p text:style-name="P75"/>
      <text:p text:style-name="P77"><text:span text:style-name="T39">O repositório é dividido em Si</text:span><text:span text:style-name="T40">s</text:span><text:span text:style-name="T39">tema, </text:span><text:bookmark-start text:name="__DdeLink__1217_1703012049"/><text:span text:style-name="T39">para artefatos que pertencem ao sistema </text:span><text:span text:style-name="T40">independente</text:span><text:span text:style-name="T39"> de quantos projetos irão desenvolvê-lo</text:span><text:bookmark-end text:name="__DdeLink__1217_1703012049"/><text:span text:style-name="T39">, e Projeto. Os subdiretórios estão organizados pelas disciplinas do processo. A tabela abaixo identifica o que deve ser armazenado em cada subdiretório do projeto.</text:span></text:p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office:value-type="string">
            <text:p text:style-name="P31">Diretório Principal</text:p>
          </table:table-cell>
          <table:table-cell table:style-name="Tabela3.A1" office:value-type="string">
            <text:p text:style-name="P31">Subdiretório</text:p>
          </table:table-cell>
          <table:table-cell table:style-name="Tabela3.C1" office:value-type="string">
            <text:p text:style-name="P31">Descrição</text:p>
          </table:table-cell>
        </table:table-row>
        <table:table-row table:style-name="Tabela3.1">
          <table:table-cell table:style-name="Tabela3.A1" table:number-rows-spanned="5" office:value-type="string">
            <text:p text:style-name="P23">Sistema</text:p>
          </table:table-cell>
          <table:table-cell table:style-name="Tabela3.A1" office:value-type="string">
            <text:p text:style-name="P22">000-Requisitos</text:p>
          </table:table-cell>
          <table:table-cell table:style-name="Tabela3.C1" office:value-type="string">
            <text:p text:style-name="P22">Armazenamento de Documentos de requisitos, documentos de casos de uso, Product backlog, User stories, etc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1-Análise e Projeto</text:p>
          </table:table-cell>
          <table:table-cell table:style-name="Tabela3.C1" office:value-type="string">
            <text:p text:style-name="P22">Documentos referentes à análise e projeto do sistema como documentos de arquitetura, modelos UML, modelo de dados, dicionário de dados, etc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2-Implementação</text:p>
          </table:table-cell>
          <table:table-cell table:style-name="Tabela3.C1" office:value-type="string">
            <text:p text:style-name="P34">Nesse diretório deve estar todo o código relativo ao sistema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3-Teste</text:p>
          </table:table-cell>
          <table:table-cell table:style-name="Tabela3.C1" office:value-type="string">
            <text:p text:style-name="P22">Documento relativo aos cenários de teste para as <text:span text:style-name="T20">User</text:span><text:span text:style-name="T7"> </text:span><text:span text:style-name="T20">Stories.</text:span><text:span text:style-name="T7"> </text:span>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4-Gerência de Configuração</text:p>
          </table:table-cell>
          <table:table-cell table:style-name="Tabela3.C1" office:value-type="string">
            <text:p text:style-name="P22">Armazenamento do plano de gerência de configuração.</text:p>
          </table:table-cell>
        </table:table-row>
        <table:table-row table:style-name="Tabela3.1">
          <table:table-cell table:style-name="Tabela3.A1" table:number-rows-spanned="4" office:value-type="string">
            <text:p text:style-name="P23">Projeto</text:p>
          </table:table-cell>
          <table:table-cell table:style-name="Tabela3.A1" office:value-type="string">
            <text:p text:style-name="P22">000-Gerência de Projeto</text:p>
          </table:table-cell>
          <table:table-cell table:style-name="Tabela3.C1" office:value-type="string">
            <text:p text:style-name="P22">Armazenamento do plano de projet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/>
          </table:table-cell>
          <table:table-cell table:style-name="Tabela3.C1" office:value-type="string">
            <text:p text:style-name="P22"/>
          </table:table-cell>
        </table:table-row>
        <table:table-row table:style-name="Tabela3.1">
          <table:covered-table-cell/>
          <table:table-cell table:style-name="Tabela3.A1" office:value-type="string">
            <text:p text:style-name="P22">00<text:span text:style-name="T50">1</text:span>-Acompanhamento</text:p>
          </table:table-cell>
          <table:table-cell table:style-name="Tabela3.C1" office:value-type="string">
            <text:p text:style-name="P22">Deve possuir um subdiretório para cada iteração do projeto contendo o plano da iteração, reuniões de acompanhamento da iteração, Reunião de finalização da iteração, <text:span text:style-name="T20">Burndown</text:span> da iteração e <text:span text:style-name="T7">timeline</text:span> da iteraçã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22"/>
          </table:table-cell>
          <table:table-cell table:style-name="Tabela3.C1" office:value-type="string">
            <text:p text:style-name="P22"/>
          </table:table-cell>
        </table:table-row>
      </table:table>
      <text:list xml:id="list32760678441913" text:continue-numbering="true" text:style-name="WW8Num34">
        <text:list-item>
          <text:h text:style-name="P97" text:outline-level="1"><text:bookmark-start text:name="__RefHeading___Toc413326737"/><text:soft-page-break/>Métodos de Identificação<text:bookmark-end text:name="__RefHeading___Toc413326737"/></text:h>
          <text:list>
            <text:list-item>
              <text:h text:style-name="P100" text:outline-level="2"><text:bookmark-start text:name="__RefHeading___Toc413326738"/>Documentos<text:bookmark-end text:name="__RefHeading___Toc413326738"/></text:h>
            </text:list-item>
          </text:list>
        </text:list-item>
      </text:list>
      <text:p text:style-name="P68">Todos os documentos disponibilizados no repositório devem ser identificados baseados na seguinte nomenclatura:</text:p>
      <text:p text:style-name="P67"/>
      <text:p text:style-name="P69">&lt;ID_ARTEFATO&gt;-&lt;NOME_ARTEFATO&gt;</text:p>
      <text:p text:style-name="P68">Onde:</text:p>
      <text:p text:style-name="P68"/>
      <text:list xml:id="list8219921853926888651" text:style-name="WW8Num24">
        <text:list-item>
          <text:p text:style-name="P106">&lt;ID_ARTEFATO&gt; é a sigla de identificação do artefato conforme <text:sequence-ref text:reference-format="text" text:ref-name="refTable0">   Tabela 1: Identificadores e Nomes dos Artefatos</text:sequence-ref></text:p>
        </text:list-item>
        <text:list-item>
          <text:p text:style-name="P106">&lt;NOME_ARTEFATO&gt; é nome de identificação do artefato conforme <text:sequence-ref text:reference-format="text" text:ref-name="refTable0">   Tabela 1: Identificadores e Nomes dos Artefatos</text:sequence-ref></text:p>
        </text:list-item>
      </text:list>
      <text:p text:style-name="P79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6">ID_ARTEFATO</text:p>
          </table:table-cell>
          <table:table-cell table:style-name="Tabela4.B1" office:value-type="string">
            <text:p text:style-name="P36">NOME_ARTEFATO</text:p>
          </table:table-cell>
        </table:table-row>
        <table:table-row table:style-name="Tabela4.1">
          <table:table-cell table:style-name="Tabela4.A2" office:value-type="string">
            <text:p text:style-name="P36">PPJ </text:p>
          </table:table-cell>
          <table:table-cell table:style-name="Tabela4.B2" office:value-type="string">
            <text:p text:style-name="P36">Plano de Projeto</text:p>
          </table:table-cell>
        </table:table-row>
        <table:table-row table:style-name="Tabela4.1">
          <table:table-cell table:style-name="Tabela4.A2" office:value-type="string">
            <text:p text:style-name="P36">REQ </text:p>
          </table:table-cell>
          <table:table-cell table:style-name="Tabela4.B2" office:value-type="string">
            <text:p text:style-name="P36">Documento de Requisitos</text:p>
          </table:table-cell>
        </table:table-row>
        <table:table-row table:style-name="Tabela4.1">
          <table:table-cell table:style-name="Tabela4.A2" office:value-type="string">
            <text:p text:style-name="P36">UCS </text:p>
          </table:table-cell>
          <table:table-cell table:style-name="Tabela4.B2" office:value-type="string">
            <text:p text:style-name="P36">Documento de Casos de Uso</text:p>
          </table:table-cell>
        </table:table-row>
        <table:table-row table:style-name="Tabela4.1">
          <table:table-cell table:style-name="Tabela4.A2" office:value-type="string">
            <text:p text:style-name="P36">PBL</text:p>
          </table:table-cell>
          <table:table-cell table:style-name="Tabela4.B2" office:value-type="string">
            <text:p text:style-name="P35"><text:span text:style-name="T19">Product</text:span> <text:span text:style-name="T19">Backlog</text:span></text:p>
          </table:table-cell>
        </table:table-row>
        <table:table-row table:style-name="Tabela4.1">
          <table:table-cell table:style-name="Tabela4.A2" office:value-type="string">
            <text:p text:style-name="P36">TEA</text:p>
          </table:table-cell>
          <table:table-cell table:style-name="Tabela4.B2" office:value-type="string">
            <text:p text:style-name="P36">Testes de Aceitação</text:p>
          </table:table-cell>
        </table:table-row>
        <table:table-row table:style-name="Tabela4.1">
          <table:table-cell table:style-name="Tabela4.A2" office:value-type="string">
            <text:p text:style-name="P36">PGC </text:p>
          </table:table-cell>
          <table:table-cell table:style-name="Tabela4.B2" office:value-type="string">
            <text:p text:style-name="P36">Plano de Gerência de Configuração</text:p>
          </table:table-cell>
        </table:table-row>
        <table:table-row table:style-name="Tabela4.1">
          <table:table-cell table:style-name="Tabela4.A2" office:value-type="string">
            <text:p text:style-name="P36">PIT </text:p>
          </table:table-cell>
          <table:table-cell table:style-name="Tabela4.B2" office:value-type="string">
            <text:p text:style-name="P36">Plano de Iteração</text:p>
          </table:table-cell>
        </table:table-row>
        <table:table-row table:style-name="Tabela4.1">
          <table:table-cell table:style-name="Tabela4.A2" office:value-type="string">
            <text:p text:style-name="P36">DRI</text:p>
          </table:table-cell>
          <table:table-cell table:style-name="Tabela4.B2" office:value-type="string">
            <text:p text:style-name="P36">Documento de Riscos</text:p>
          </table:table-cell>
        </table:table-row>
        <table:table-row table:style-name="Tabela4.1">
          <table:table-cell table:style-name="Tabela4.A2" office:value-type="string">
            <text:p text:style-name="P36">ATA</text:p>
          </table:table-cell>
          <table:table-cell table:style-name="Tabela4.B2" office:value-type="string">
            <text:p text:style-name="P36">Ata de Reunião</text:p>
          </table:table-cell>
        </table:table-row>
        <table:table-row table:style-name="Tabela4.1">
          <table:table-cell table:style-name="Tabela4.A2" office:value-type="string">
            <text:p text:style-name="P36">RAP </text:p>
          </table:table-cell>
          <table:table-cell table:style-name="Tabela4.B2" office:value-type="string">
            <text:p text:style-name="P36">Relatório de Acompanhamento do Projeto</text:p>
          </table:table-cell>
        </table:table-row>
        <table:table-row table:style-name="Tabela4.1">
          <table:table-cell table:style-name="Tabela4.A2" office:value-type="string">
            <text:p text:style-name="P36">BRD</text:p>
          </table:table-cell>
          <table:table-cell table:style-name="Tabela4.B2" office:value-type="string">
            <text:p text:style-name="P56">Burndown</text:p>
          </table:table-cell>
        </table:table-row>
        <table:table-row table:style-name="Tabela4.1">
          <table:table-cell table:style-name="Tabela4.A13" office:value-type="string">
            <text:p text:style-name="P59">APR</text:p>
          </table:table-cell>
          <table:table-cell table:style-name="Tabela4.B13" office:value-type="string">
            <text:p text:style-name="P57"><text:span text:style-name="T4">Apresentação</text:span> <text:span text:style-name="T4">de</text:span> <text:span text:style-name="T4">Resultados</text:span></text:p>
          </table:table-cell>
        </table:table-row>
        <table:table-row table:style-name="Tabela4.1">
          <table:table-cell table:style-name="Tabela4.A13" office:value-type="string">
            <text:p text:style-name="P61">VIB</text:p>
          </table:table-cell>
          <table:table-cell table:style-name="Tabela4.B13" office:value-type="string">
            <text:p text:style-name="P58">Validação dos Itens de Backlog</text:p>
          </table:table-cell>
        </table:table-row>
      </table:table>
      <text:p text:style-name="P93"><text:tab/><text:tab/><text:tab/>Tabela <text:sequence text:ref-name="refTable0" text:name="Table" text:formula="ooow:Table+1" style:num-format="1">1</text:sequence>: Identificadores e Nomes dos Artefatos</text:p>
      <text:list xml:id="list32760595374593" text:continue-list="list32760678441913" text:style-name="WW8Num34">
        <text:list-item>
          <text:list>
            <text:list-item>
              <text:h text:style-name="P102" text:outline-level="2"><text:bookmark-start text:name="__RefHeading___Toc413326739"/>Versionamento<text:bookmark-end text:name="__RefHeading___Toc413326739"/></text:h>
            </text:list-item>
          </text:list>
        </text:list-item>
      </text:list>
      <text:p text:style-name="P78"><text:span text:style-name="T21">Pa</text:span><text:span text:style-name="T22">ra gerenciamento do versionamento do software, será adotado a maior parte das definições da especificação </text:span><text:span text:style-name="T23">do</text:span><text:span text:style-name="T22"> </text:span><text:span text:style-name="T20">Semantic</text:span> <text:span text:style-name="T20">Versioning</text:span> 2.0.0 - <text:span text:style-name="T24">SemVer</text:span><text:span text:style-name="T22"> (</text:span><text:a xlink:type="simple" xlink:href="http://semver.org/lang/pt-BR/">http://semver.org/lang/pt-BR/</text:a><text:span text:style-name="T22">) e prevê a seguinte estrutura:</text:span></text:p>
      <text:p text:style-name="P17"/>
      <text:list xml:id="list1341936976276247963" text:style-name="L1">
        <text:list-item>
          <text:p text:style-name="P109">A identificação da versão para produção do software será feita usando o formato <text:span text:style-name="T2">X.Y.Z</text:span>, onde X, Y e Z são números inteiros não negativos e X não deve ser igual a 0(zero). <text:span text:style-name="T25">X é a versão maior, Y a versão menor e Z a versão de correção, onde cada elemento deve ser incrementado em 1(uma) unidade a cada respectiva modificação. Ex.: </text:span><text:span text:style-name="T27">1.3.1</text:span><text:span text:style-name="T25">, </text:span><text:span text:style-name="T27">1.5.5</text:span><text:span text:style-name="T25">, </text:span><text:span text:style-name="T27">1.5.6</text:span><text:span text:style-name="T25">, </text:span><text:span text:style-name="T27">1.6.2</text:span><text:span text:style-name="T25">, </text:span><text:span text:style-name="T27">2.1.0</text:span><text:span text:style-name="T25">, etc.</text:span></text:p>
        </text:list-item>
        <text:list-item>
          <text:p text:style-name="P110">Cada vez que uma nova versão for lançada, o conteúdo desta não deve ser alterado e qualquer modificação deve ser lançada em uma nova versão.</text:p>
        </text:list-item>
        <text:list-item>
          <text:p text:style-name="P111">Durante o desenvolvimento, a versão maior (X), <text:span text:style-name="T26">deve</text:span><text:span text:style-name="T31"> </text:span><text:span text:style-name="T32">ser igual a 0(zero), </text:span><text:span text:style-name="T33">onde qualquer coisa pode mudar a qualquer momento. </text:span><text:span text:style-name="T34">Ex.: </text:span><text:span text:style-name="T28">0.1.1</text:span><text:span text:style-name="T34">, </text:span><text:span text:style-name="T28">0.3.0</text:span><text:span text:style-name="T34">, </text:span><text:span text:style-name="T28">0.3.1</text:span><text:span text:style-name="T34">, etc</text:span></text:p>
        </text:list-item>
        <text:list-item>
          <text:p text:style-name="P112"><text:span text:style-name="T34">A </text:span><text:span text:style-name="T31">versão 1.0.0 define a primeira versão de produção.</text:span></text:p>
        </text:list-item>
        <text:list-item>
          <text:p text:style-name="P103">Versão de Correção Z (x.y.Z | x &gt; 0) <text:span text:style-name="T29">deve</text:span> ser incrementado apenas se mantiver compatibilidade e introduzir correção de bugs. Uma correção de bug é definida como uma mudança interna que corrige um comportamento incorreto.</text:p>
        </text:list-item>
        <text:list-item>
          <text:p text:style-name="P113">Versão Menor Y (x.Y.z | x &gt; 0) <text:span text:style-name="T30">deve</text:span> ser incrementada se uma funcionalidade nova <text:span text:style-name="T35">ou melhoria ainda deixar o sistema compatível com a primeira versão lançada. Também pode incluir <text:s/>mudanças a nível de correções. </text:span>A versão de Correção <text:span text:style-name="T36">(Z)</text:span> deve ser redefinida para 0(zero) quando a versão Menor <text:span text:style-name="T36">(Y)</text:span> for incrementada.</text:p>
          <text:p text:style-name="P113"/>
        </text:list-item>
      </text:list>
      <text:p text:style-name="P2"/>
      <text:list xml:id="list32760512511565" text:continue-list="list32760595374593" text:style-name="WW8Num34">
        <text:list-item>
          <text:list>
            <text:list-item>
              <text:h text:style-name="P101" text:outline-level="2"><text:bookmark-start text:name="__RefHeading___Toc413326740"/>Baselines e Releases<text:bookmark-end text:name="__RefHeading___Toc413326740"/></text:h>
            </text:list-item>
          </text:list>
        </text:list-item>
      </text:list>
      <text:p text:style-name="P83">Sempre que tivermos uma versão estável do software para testes ou aprovada da documentação deve ser gerada uma <text:span text:style-name="T7">baseline</text:span> com o objetivo de recurarmos os estado em que ficou o código e a documentação.</text:p>
      <text:p text:style-name="P83">Abaixo segue uma sugestão para nomenclatura de baselines e releases. Durante uma iteração, várias baselines são geradas, com o objetivo de ser utilizada para testes. Caso uma baseline possua erro uma nova baseline deverá ser gerada para uma nova rodada de testes. Assim, as baselines devem seguir a seguinte nomenclatura:</text:p>
      <text:p text:style-name="P2"/>
      <text:p text:style-name="P20"><text:bookmark-start text:name="__DdeLink__2625_326268653"/><text:bookmark-start text:name="__DdeLink__2623_326268653"/>B-&lt;ID_VERSAO&gt;-IT&lt;NUMERO_ITERACAO&gt;-&lt;NUMERO_DA_BASELINE&gt;<text:bookmark-end text:name="__DdeLink__2625_326268653"/><text:bookmark-end text:name="__DdeLink__2623_326268653"/></text:p>
      <text:p text:style-name="P20"/>
      <text:p text:style-name="P19">Onde:</text:p>
      <text:list xml:id="list3823703852382345634" text:style-name="WW8Num21">
        <text:list-item>
          <text:p text:style-name="P107">ID_VERSAO: O identificador da versão que está sendo construída.</text:p>
        </text:list-item>
        <text:list-item>
          <text:p text:style-name="P107">NUMERO_ITERACAO: O número da iteração em que foi gerada a baseline.</text:p>
        </text:list-item>
        <text:list-item>
          <text:p text:style-name="P107">NUMERO_BASELINE: O número sequencial da baseline dentro da iteração.</text:p>
        </text:list-item>
      </text:list>
      <text:p text:style-name="P3"/>
      <text:p text:style-name="P85">Para releases a nomenclatura é <text:span text:style-name="T38">semelhante</text:span>. Todo o fim de iteração deve ser gerada uma release com a versão a ser validada pelo cliente. Assim, as releases de iteração devem seguir a seguinte nomenclatura.</text:p>
      <text:p text:style-name="P85"/>
      <text:p text:style-name="P20"><text:bookmark-start text:name="__DdeLink__2653_326268653"/>R-&lt;ID_VERSAO&gt;-IT&lt;NUMERO_ITERACAO&gt;<text:bookmark-end text:name="__DdeLink__2653_326268653"/></text:p>
      <text:p text:style-name="P18"/>
      <text:p text:style-name="P19">Onde:</text:p>
      <text:list xml:id="list32759650595556" text:continue-numbering="true" text:style-name="WW8Num21">
        <text:list-item>
          <text:p text:style-name="P107">ID_VERSAO: O identificador da versão que está sendo construída.</text:p>
        </text:list-item>
        <text:list-item>
          <text:p text:style-name="P107">NUMERO_ITERACAO: O número da iteração em que foi gerada a release.</text:p>
        </text:list-item>
      </text:list>
      <text:p text:style-name="P2"/>
      <text:p text:style-name="P4"/>
      <text:p text:style-name="P82"><text:soft-page-break/></text:p>
      <text:p text:style-name="P37"/>
      <text:list xml:id="list32760795099859" text:continue-list="list32760512511565" text:style-name="WW8Num34">
        <text:list-item>
          <text:h text:style-name="P97" text:outline-level="1"><text:bookmark-start text:name="__RefHeading___Toc413326741"/>Ambiente, Ferramentas e Infra-estrutura<text:bookmark-end text:name="__RefHeading___Toc413326741"/></text:h>
          <text:list>
            <text:list-item>
              <text:h text:style-name="P100" text:outline-level="2"><text:bookmark-start text:name="__RefHeading___Toc413326742"/>Plano de Software<text:bookmark-end text:name="__RefHeading___Toc413326742"/></text:h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32">Software</text:p>
          </table:table-cell>
          <table:table-cell table:style-name="Tabela5.A1" office:value-type="string">
            <text:p text:style-name="P32">Propósito</text:p>
          </table:table-cell>
          <table:table-cell table:style-name="Tabela5.A1" office:value-type="string">
            <text:p text:style-name="P32">Ambiente</text:p>
          </table:table-cell>
          <table:table-cell table:style-name="Tabela5.D1" office:value-type="string">
            <text:p text:style-name="P33">Release/Versão</text:p>
          </table:table-cell>
        </table:table-row>
        <table:table-row table:style-name="Tabela5.1">
          <table:table-cell table:style-name="Tabela5.A2" office:value-type="string">
            <text:p text:style-name="P8">Git</text:p>
          </table:table-cell>
          <table:table-cell table:style-name="Tabela5.A2" office:value-type="string">
            <text:p text:style-name="P21">Controle de <text:span text:style-name="T16">Versão</text:span></text:p>
          </table:table-cell>
          <table:table-cell table:style-name="Tabela5.A2" office:value-type="string">
            <text:p text:style-name="P21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26">LibreOffice</text:p>
          </table:table-cell>
          <table:table-cell table:style-name="Tabela5.A2" office:value-type="string">
            <text:p text:style-name="P9">Edição de documentos</text:p>
          </table:table-cell>
          <table:table-cell table:style-name="Tabela5.A2" office:value-type="string">
            <text:p text:style-name="P21">Todos</text:p>
          </table:table-cell>
          <table:table-cell table:style-name="Tabela5.D2" office:value-type="string">
            <text:p text:style-name="P27">4.2</text:p>
          </table:table-cell>
        </table:table-row>
        <table:table-row table:style-name="Tabela5.1">
          <table:table-cell table:style-name="Tabela5.A2" office:value-type="string">
            <text:p text:style-name="P21"><text:span text:style-name="T14">Github</text:span> </text:p>
          </table:table-cell>
          <table:table-cell table:style-name="Tabela5.A2" office:value-type="string">
            <text:p text:style-name="P21"><text:span text:style-name="T15">Servidor de controle de versão</text:span> </text:p>
          </table:table-cell>
          <table:table-cell table:style-name="Tabela5.A2" office:value-type="string">
            <text:p text:style-name="P21">Desenvolvimento</text:p>
          </table:table-cell>
          <table:table-cell table:style-name="Tabela5.D2" office:value-type="string">
            <text:p text:style-name="P23"/>
          </table:table-cell>
        </table:table-row>
        <table:table-row table:style-name="Tabela5.1">
          <table:table-cell table:style-name="Tabela5.A2" office:value-type="string">
            <text:p text:style-name="P10">IceScrum</text:p>
          </table:table-cell>
          <table:table-cell table:style-name="Tabela5.A2" office:value-type="string">
            <text:p text:style-name="P21">Edição do cronograma</text:p>
          </table:table-cell>
          <table:table-cell table:style-name="Tabela5.A2" office:value-type="string">
            <text:p text:style-name="P21">Desenvolvimento</text:p>
          </table:table-cell>
          <table:table-cell table:style-name="Tabela5.D2" office:value-type="string">
            <text:p text:style-name="P23"/>
          </table:table-cell>
        </table:table-row>
        <table:table-row table:style-name="Tabela5.1">
          <table:table-cell table:style-name="Tabela5.A2" office:value-type="string">
            <text:p text:style-name="P25">Java JDK</text:p>
          </table:table-cell>
          <table:table-cell table:style-name="Tabela5.A2" office:value-type="string">
            <text:p text:style-name="P25">Kit básico para o desenvolvimento em Java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6">1.<text:span text:style-name="T42">8</text:span>.x</text:p>
          </table:table-cell>
        </table:table-row>
        <table:table-row table:style-name="Tabela5.1">
          <table:table-cell table:style-name="Tabela5.A2" office:value-type="string">
            <text:p text:style-name="P25">JSF</text:p>
          </table:table-cell>
          <table:table-cell table:style-name="Tabela5.A2" office:value-type="string">
            <text:p text:style-name="P25">Framework MVC para o desenvolvimento de aplicações Web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><text:span text:style-name="T14">2</text:span>.2</text:p>
          </table:table-cell>
        </table:table-row>
        <table:table-row table:style-name="Tabela5.1">
          <table:table-cell table:style-name="Tabela5.A2" office:value-type="string">
            <text:p text:style-name="P7">Primefaces</text:p>
          </table:table-cell>
          <table:table-cell table:style-name="Tabela5.A2" office:value-type="string">
            <text:p text:style-name="P25">Biblioteca de componentes para o framework JSF. Suporta AJAX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1">5.1</text:p>
          </table:table-cell>
        </table:table-row>
        <table:table-row table:style-name="Tabela5.1">
          <table:table-cell table:style-name="Tabela5.A2" office:value-type="string">
            <text:p text:style-name="P16">EclipseLink</text:p>
          </table:table-cell>
          <table:table-cell table:style-name="Tabela5.A2" office:value-type="string">
            <text:p text:style-name="P25">Framework de persistência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25">iReport</text:p>
          </table:table-cell>
          <table:table-cell table:style-name="Tabela5.A2" office:value-type="string">
            <text:p text:style-name="P25">IDE para design de relatórios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25">JasperReports</text:p>
          </table:table-cell>
          <table:table-cell table:style-name="Tabela5.A2" office:value-type="string">
            <text:p text:style-name="P25">Biblioteca responsável em gerar relatórios em PDF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/>
          </table:table-cell>
        </table:table-row>
        <table:table-row table:style-name="Tabela5.1">
          <table:table-cell table:style-name="Tabela5.A2" office:value-type="string">
            <text:p text:style-name="P14">Netbeans</text:p>
          </table:table-cell>
          <table:table-cell table:style-name="Tabela5.A2" office:value-type="string">
            <text:p text:style-name="P25">IDE de desenvolvimento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2">8.0.2</text:p>
          </table:table-cell>
        </table:table-row>
        <table:table-row table:style-name="Tabela5.13">
          <table:table-cell table:style-name="Tabela5.A2" office:value-type="string">
            <text:p text:style-name="P14">Astah <text:span text:style-name="T18">Comunity</text:span></text:p>
          </table:table-cell>
          <table:table-cell table:style-name="Tabela5.A2" office:value-type="string">
            <text:p text:style-name="P25">Modelagem de diagramas de dados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24">6.<text:span text:style-name="T18">7</text:span></text:p>
          </table:table-cell>
        </table:table-row>
        <table:table-row table:style-name="Tabela5.1">
          <table:table-cell table:style-name="Tabela5.A2" office:value-type="string">
            <text:p text:style-name="P13">PGAdmin</text:p>
          </table:table-cell>
          <table:table-cell table:style-name="Tabela5.A2" office:value-type="string">
            <text:p text:style-name="P25"/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5">3</text:p>
          </table:table-cell>
        </table:table-row>
        <table:table-row table:style-name="Tabela5.1">
          <table:table-cell table:style-name="Tabela5.A2" office:value-type="string">
            <text:p text:style-name="P25"><text:span text:style-name="T17">Postgre</text:span>SQL</text:p>
          </table:table-cell>
          <table:table-cell table:style-name="Tabela5.A2" office:value-type="string">
            <text:p text:style-name="P25">Gerenciador de banco de dados MySQL.</text:p>
          </table:table-cell>
          <table:table-cell table:style-name="Tabela5.A2" office:value-type="string">
            <text:p text:style-name="P25">Desenvolvimento</text:p>
          </table:table-cell>
          <table:table-cell table:style-name="Tabela5.D2" office:value-type="string">
            <text:p text:style-name="P12">9.4</text:p>
          </table:table-cell>
        </table:table-row>
        <table:table-row table:style-name="Tabela5.1">
          <table:table-cell table:style-name="Tabela5.A2" office:value-type="string">
            <text:p text:style-name="P51">Glassfish</text:p>
          </table:table-cell>
          <table:table-cell table:style-name="Tabela5.A2" office:value-type="string">
            <text:p text:style-name="P28">Servidor WebFull <text:s/><text:span text:style-name="T43">Java EE </text:span></text:p>
          </table:table-cell>
          <table:table-cell table:style-name="Tabela5.A2" office:value-type="string">
            <text:p text:style-name="P29">Desenvolvimento</text:p>
          </table:table-cell>
          <table:table-cell table:style-name="Tabela5.D2" office:value-type="string">
            <text:p text:style-name="P30">4.1</text:p>
          </table:table-cell>
        </table:table-row>
      </table:table>
      <text:p text:style-name="P94">Tabela <text:sequence text:ref-name="refTable1" text:name="Table" text:formula="ooow:Table+1" style:num-format="1">2</text:sequence>: Plano de software</text:p>
      <text:p text:style-name="Standard"/>
      <text:p text:style-name="P81"/>
      <text:list xml:id="list32759229903376" text:continue-numbering="true" text:style-name="WW8Num34">
        <text:list-item>
          <text:h text:style-name="P97" text:outline-level="1"><text:bookmark-start text:name="__RefHeading___Toc413326743"/>Estrutura de Branches do Projeto<text:bookmark-end text:name="__RefHeading___Toc413326743"/></text:h>
        </text:list-item>
      </text:list>
      <text:p text:style-name="P72">A estrutura de branch a ser utilizada se dará a partir de dois branches principais:</text:p>
      <text:p text:style-name="P72"><text:span text:style-name="T3">master</text:span>: Contém todos os códigos referentes às alterações feitas pelos desenvolvedores. Quando uma funcionalidade for concluída, a mesma receberá <text:span text:style-name="T7">tags </text:span><text:span text:style-name="T46">e a será caracterizada como uma baseline. Além disso, um merge da baseline deverá ser feito no branch </text:span><text:span text:style-name="T47">baselines</text:span><text:span text:style-name="T46">, que será descrito a seguir.</text:span></text:p>
      <text:p text:style-name="P73"><text:span text:style-name="T47">baselines</text:span><text:span text:style-name="T46">: </text:span><text:span text:style-name="T48">Branch principal que conterá todas as funcionalidades concluídas , que foram marcadas com uma tag e oriundas do branch “</text:span><text:span text:style-name="T49">master</text:span><text:span text:style-name="T48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margin-left="0in" fo:margin-right="0in" fo:text-align="justify" style:justify-single-word="false" fo:text-indent="0.2709in" style:auto-text-indent="false" style:text-autospace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4" style:class="text">
      <style:paragraph-properties fo:margin-left="0.2992in" fo:margin-right="0in" fo:margin-top="0.0835in" fo:margin-bottom="0.0835in" style:contextual-spacing="false" fo:text-indent="-0.2992in" style:auto-text-indent="false" fo:keep-with-next="always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4" style:class="text">
      <style:paragraph-properties fo:margin-top="0.0835in" fo:margin-bottom="0.0835in" style:contextual-spacing="false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34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34" style:class="text">
      <style:paragraph-properties fo:margin-top="0.1665in" fo:margin-bottom="0.0417in" style:contextual-spacing="false" fo:text-align="justify" style:justify-single-word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4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4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4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8Num34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4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4917in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text-indent="0.4in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0in" fo:margin-right="0in" fo:text-indent="0.4917in" style:auto-text-indent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todru" style:family="paragraph" style:parent-style-name="Standard" style:next-style-name="Standard">
      <style:paragraph-properties fo:margin-top="0.0835in" fo:margin-bottom="0.0835in" style:contextual-spacing="false" fo:text-align="justify" style:justify-single-word="false" style:text-autospace="none" style:punctuation-wrap="simple" style:vertical-align="baseline"/>
      <style:text-properties fo:font-size="18pt" fo:font-weight="bold" style:font-size-asian="18pt" style:font-weight-asian="bold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RUP_20_Instruções" style:display-name="RUP Instruções" style:family="paragraph">
      <style:paragraph-properties fo:margin-top="0.0417in" fo:margin-bottom="0.0417in" style:contextual-spacing="false" fo:text-align="justify" style:justify-single-word="false" fo:orphans="2" fo:widows="2"/>
      <style:text-properties fo:color="#0000ff" style:font-name="Arial" fo:font-family="Arial" style:font-family-generic="swiss" style:font-pitch="variable" fo:font-size="9pt" fo:language="pt" fo:country="BR" fo:font-style="italic" style:font-name-asian="Times New Roman" style:font-family-asian="'Times New Roman'" style:font-family-generic-asian="roman" style:font-pitch-asian="variable" style:font-size-asian="9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PSDS_20_-_20_Corpo_20_de_20_Texto" style:display-name="PSDS - Corpo de Texto" style:family="paragraph" style:parent-style-name="Standard">
      <style:paragraph-properties fo:keep-with-next="auto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 fo:keep-with-next="auto"/>
      <style:text-properties fo:font-size="10pt" style:font-size-asian="10pt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font-weight="bold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weight="bold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weight="bold" style:font-weight-asian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weight="bold" style:font-weight-asian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fo:color="#1f497d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UP_20_Instruções_20_Char" style:display-name="RUP Instruções Char" style:family="text">
      <style:text-properties fo:color="#0000ff"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language-complex="ar" style:country-complex="SA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4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8Num34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8Num34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8Num34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8Num34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8Num34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8Num34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8Num34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8Num34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2709in" fo:text-indent="-0.2709in" fo:margin-left="0.2709in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0.2709in" fo:text-indent="-0.2709in" fo:margin-left="0.2709in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0.739in" fo:text-indent="-0.2917in" fo:margin-left="0.739in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text:list-tab-stop-position="0.9472in" fo:text-indent="-0.5in" fo:margin-left="0.9472in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1.1972in" fo:text-indent="-0.75in" fo:margin-left="1.1972in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text:list-tab-stop-position="1.1972in" fo:text-indent="-0.75in" fo:margin-left="1.1972in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text:list-tab-stop-position="1.4472in" fo:text-indent="-1in" fo:margin-left="1.4472in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text:list-tab-stop-position="1.4472in" fo:text-indent="-1in" fo:margin-left="1.4472in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text:list-tab-stop-position="1.6972in" fo:text-indent="-1.25in" fo:margin-left="1.6972in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text:list-tab-stop-position="1.9472in" fo:text-indent="-1.5in" fo:margin-left="1.9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2917in" fo:text-indent="-0.25in" fo:margin-left="4.2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992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92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92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25in" fo:margin-left="2.299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92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92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25in" fo:margin-left="3.7992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92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8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text:list-tab-stop-position="0.739in" fo:text-indent="-0.2917in" fo:margin-left="0.739in"/>
        </style:list-level-properties>
      </text:list-level-style-number>
      <text:list-level-style-number text:level="3" text:style-name="WW8Num19z2" style:num-format="1" text:display-levels="3">
        <style:list-level-properties text:list-level-position-and-space-mode="label-alignment">
          <style:list-level-label-alignment text:label-followed-by="listtab" text:list-tab-stop-position="0.9472in" fo:text-indent="-0.5in" fo:margin-left="0.9472in"/>
        </style:list-level-properties>
      </text:list-level-style-number>
      <text:list-level-style-number text:level="4" text:style-name="WW8Num19z3" style:num-format="1" text:display-levels="4">
        <style:list-level-properties text:list-level-position-and-space-mode="label-alignment">
          <style:list-level-label-alignment text:label-followed-by="listtab" text:list-tab-stop-position="1.1972in" fo:text-indent="-0.75in" fo:margin-left="1.1972in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1.1972in" fo:text-indent="-0.75in" fo:margin-left="1.1972in"/>
        </style:list-level-properties>
      </text:list-level-style-number>
      <text:list-level-style-number text:level="6" text:style-name="WW8Num19z5" style:num-format="1" text:display-levels="6">
        <style:list-level-properties text:list-level-position-and-space-mode="label-alignment">
          <style:list-level-label-alignment text:label-followed-by="listtab" text:list-tab-stop-position="1.4472in" fo:text-indent="-1in" fo:margin-left="1.4472in"/>
        </style:list-level-properties>
      </text:list-level-style-number>
      <text:list-level-style-number text:level="7" text:style-name="WW8Num19z6" style:num-format="1" text:display-levels="7">
        <style:list-level-properties text:list-level-position-and-space-mode="label-alignment">
          <style:list-level-label-alignment text:label-followed-by="listtab" text:list-tab-stop-position="1.4472in" fo:text-indent="-1in" fo:margin-left="1.4472in"/>
        </style:list-level-properties>
      </text:list-level-style-number>
      <text:list-level-style-number text:level="8" text:style-name="WW8Num19z7" style:num-format="1" text:display-levels="8">
        <style:list-level-properties text:list-level-position-and-space-mode="label-alignment">
          <style:list-level-label-alignment text:label-followed-by="listtab" text:list-tab-stop-position="1.6972in" fo:text-indent="-1.25in" fo:margin-left="1.6972in"/>
        </style:list-level-properties>
      </text:list-level-style-number>
      <text:list-level-style-number text:level="9" text:style-name="WW8Num19z8" style:num-format="1" text:display-levels="9">
        <style:list-level-properties text:list-level-position-and-space-mode="label-alignment">
          <style:list-level-label-alignment text:label-followed-by="listtab" text:list-tab-stop-position="1.9472in" fo:text-indent="-1.5in" fo:margin-left="1.9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1.233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33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.7335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335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4.233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(" style:num-suffix=")" style:num-format="1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2917in" fo:text-indent="-0.1252in" fo:margin-left="1.2917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2.7917in" fo:text-indent="-0.1252in" fo:margin-left="2.7917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2917in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34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34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34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34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34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34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34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34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6.2417in" fo:margin-left="-0.0521in" table:align="left" style:writing-mode="lr-tb"/>
    </style:style>
    <style:style style:name="Tabela6.A" style:family="table-column">
      <style:table-column-properties style:column-width="3.8618in"/>
    </style:style>
    <style:style style:name="Tabela6.B" style:family="table-column">
      <style:table-column-properties style:column-width="2.3799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ela7" style:family="table">
      <style:table-properties style:width="6.2417in" fo:margin-left="-0.0521in" table:align="left" style:writing-mode="lr-tb"/>
    </style:style>
    <style:style style:name="Tabela7.A" style:family="table-column">
      <style:table-column-properties style:column-width="4.1333in"/>
    </style:style>
    <style:style style:name="Tabela7.B" style:family="table-column">
      <style:table-column-properties style:column-width="2.1083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abf14"/>
    </style:style>
    <style:page-layout style:name="Mpm1">
      <style:page-layout-properties fo:page-width="8.5in" fo:page-height="11in" style:num-format="1" style:print-orientation="portrait" fo:margin-top="0.5in" fo:margin-bottom="0.5in" fo:margin-left="1.1811in" fo:margin-right="1.1811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3744in" fo:margin-left="0in" fo:margin-right="0in" fo:margin-top="0.33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3744in" fo:margin-left="0in" fo:margin-right="0in" fo:margin-top="0.3354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PGC – Plano de Gerência de Configuração</text:p>
            </table:table-cell>
            <table:table-cell table:style-name="Tabela6.B1" office:value-type="string">
              <text:p text:style-name="MP1">Versão: 1.0</text:p>
            </table:table-cell>
          </table:table-row>
          <table:table-row table:style-name="Tabela6.1">
            <table:table-cell table:style-name="Tabela6.A1" office:value-type="string">
              <text:p text:style-name="MP1">&lt;&lt;SIGLA-Nome do projeto&gt;&gt;</text:p>
            </table:table-cell>
            <table:table-cell table:style-name="Tabela6.B1" office:value-type="string">
              <text:p text:style-name="MP1">Data/Hora: <text:date style:data-style-name="N30" text:date-value="2015-04-08T12:54:12.068370091" text:fixed="true">4/8/15</text:date> - <text:time style:data-style-name="N41" text:time-value="2015-04-08T12:54:27.046389961" text:fixed="true">12:54:27</text:time>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MP2">- <text:page-number text:select-page="current">0</text:page-number> -</text:p>
      </style:footer>
      <style:footer-first>
        <text:p text:style-name="Footer"/>
      </style:footer-first>
    </style:master-page>
    <style:master-page style:name="Converter_20_1" style:display-name="Converter 1" style:page-layout-name="Mpm2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PGC – Plano de Gerência de Configuração</text:p>
            </table:table-cell>
            <table:table-cell table:style-name="Tabela7.B1" office:value-type="string">
              <text:p text:style-name="MP1">Versão: 1.0</text:p>
            </table:table-cell>
          </table:table-row>
          <table:table-row table:style-name="Tabela7.1">
            <table:table-cell table:style-name="Tabela7.A1" office:value-type="string">
              <text:p text:style-name="MP1"><text:span text:style-name="MT1">ISAC</text:span>-<text:span text:style-name="MT1">Infosaúde - Atendimento e Clínico</text:span></text:p>
            </table:table-cell>
            <table:table-cell table:style-name="Tabela7.B1" office:value-type="string">
              <text:p text:style-name="MP1">Data/Hora:</text:p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MP2">- <text:page-number text:select-page="current">12</text:page-number> -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ÊNCIA DE CONFIGURAÇÃO DE SOFTWARE</dc:title>
    <meta:initial-creator>Ronaldo Lopes de Oliveira</meta:initial-creator>
    <meta:creation-date>2015-03-05T11:12:00</meta:creation-date>
    <dc:date>2015-05-29T03:27:58.607079256</dc:date>
    <meta:print-date>2004-10-14T08:59:00</meta:print-date>
    <meta:editing-cycles>140</meta:editing-cycles>
    <meta:editing-duration>P1DT3H8M22S</meta:editing-duration>
    <meta:generator>LibreOffice/4.2.8.2$Linux_X86_64 LibreOffice_project/420m0$Build-2</meta:generator>
    <meta:document-statistic meta:table-count="7" meta:image-count="0" meta:object-count="0" meta:page-count="12" meta:paragraph-count="227" meta:word-count="1433" meta:character-count="9501" meta:non-whitespace-character-count="8289"/>
  </office:meta>
</office:document-meta>
</file>